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34.04pt"/>
    </style:style>
    <style:style style:name="co3" style:family="table-column">
      <style:table-column-properties fo:break-before="auto" style:column-width="36.11pt"/>
    </style:style>
    <style:style style:name="co4" style:family="table-column">
      <style:table-column-properties fo:break-before="auto" style:column-width="33.36pt"/>
    </style:style>
    <style:style style:name="co5" style:family="table-column">
      <style:table-column-properties fo:break-before="auto" style:column-width="40.31pt"/>
    </style:style>
    <style:style style:name="co6" style:family="table-column">
      <style:table-column-properties fo:break-before="auto" style:column-width="43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test_5f_inpu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ead1d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ad1d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3">
      <style:table-cell-properties fo:border-bottom="1.76pt solid #000000" fo:background-color="#ffe5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ead1d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3">
      <style:table-cell-properties style:rotation-align="none"/>
      <style:text-properties fo:color="#ead1d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3">
      <style:table-cell-properties fo:border-bottom="1.76pt solid #000000" fo:background-color="#ffe5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3">
      <style:table-cell-properties fo:border-bottom="1.76pt solid #000000" fo:background-color="#ffe5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fo:border-bottom="1.76pt solid #000000" fo:background-color="#ffe599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3">
      <style:table-cell-properties fo:background-color="#a4c2f4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3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3">
      <style:table-cell-properties fo:border-bottom="none" fo:background-color="#ffd966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3">
      <style:table-cell-properties fo:border-bottom="none" fo:background-color="#efefe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3">
      <style:table-cell-properties fo:border-bottom="1.76pt solid #000000" fo:background-color="#efefe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3">
      <style:table-cell-properties fo:border-bottom="1.76pt solid #000000" fo:background-color="#ffd966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3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3">
      <style:table-cell-properties fo:background-color="#ffd96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3">
      <style:table-cell-properties fo:border-bottom="none" fo:background-color="#efefef" style:diagonal-bl-tr="none" style:diagonal-tl-br="none" fo:border-left="none" fo:border-right="1.76pt solid #000000" style:rotation-align="none" fo:border-top="1.76pt solid #000000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fo:border-bottom="none" fo:background-color="#efefef" style:diagonal-bl-tr="none" style:diagonal-tl-br="none" fo:border-left="none" fo:border-right="1.76pt solid #000000" style:rotation-align="none" fo:border-top="non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3">
      <style:table-cell-properties fo:border-bottom="1.76pt solid #000000" fo:background-color="#ffd966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3">
      <style:table-cell-properties fo:border-bottom="1.76pt solid #000000" fo:background-color="#efefef" style:diagonal-bl-tr="none" style:diagonal-tl-br="none" fo:border-left="none" fo:border-right="1.76pt solid #000000" style:rotation-align="none" fo:border-top="1.76pt solid #000000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3">
      <style:table-cell-properties fo:background-color="#efefef" style:rotation-align="non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3">
      <style:table-cell-properties fo:background-color="#d5a6b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3">
      <style:table-cell-properties fo:border-bottom="1.76pt solid #000000" fo:background-color="#efefe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3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fo:background-color="#d5a6bd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3">
      <style:table-cell-properties fo:border-bottom="none" fo:background-color="#b4a7d6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3">
      <style:table-cell-properties fo:border-bottom="none" fo:background-color="#efefe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3">
      <style:table-cell-properties fo:border-bottom="1.76pt solid #000000" fo:background-color="#efefe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3">
      <style:table-cell-properties fo:border-bottom="none" fo:background-color="#efefef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3">
      <style:table-cell-properties fo:border-bottom="none" fo:background-color="#efefef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3">
      <style:table-cell-properties fo:border-bottom="1.76pt solid #000000" fo:background-color="#b4a7d6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3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3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3">
      <style:table-cell-properties fo:border-bottom="none" fo:background-color="#ffd966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3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3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3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3">
      <style:table-cell-properties fo:border-bottom="none" fo:background-color="#a4c2f4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3">
      <style:table-cell-properties fo:border-bottom="none" fo:background-color="#b6d8a8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3">
      <style:table-cell-properties fo:border-bottom="none" fo:background-color="#d5a6bd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3">
      <style:table-cell-properties fo:border-bottom="none" fo:background-color="#b4a7d6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3">
      <style:table-cell-properties fo:border-bottom="1.76pt solid #000000" fo:background-color="#ffd966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3">
      <style:table-cell-properties style:rotation-align="non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none" fo:border-right="none" style:rotation-align="none" fo:border-top="non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3">
      <style:table-cell-properties fo:background-color="#b6d8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3">
      <style:table-cell-properties fo:background-color="#b4a7d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3">
      <style:table-cell-properties fo:border-bottom="1.76pt solid #000000" fo:background-color="#ffd96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3">
      <style:table-cell-properties fo:border-bottom="1.76pt solid #000000" fo:background-color="#ffe5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ead1d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3">
      <style:table-cell-properties fo:border-bottom="1.76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3">
      <style:table-cell-properties fo:border-bottom="1.76pt solid #000000" fo:background-color="#efefe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002" table:default-cell-style-name="Default"/>
        <table:table-row table:style-name="ro1">
          <table:table-cell table:style-name="ce1"/>
          <table:table-cell table:style-name="ce4" office:value-type="string" calcext:value-type="string">
            <text:p>index</text:p>
          </table:table-cell>
          <table:table-cell table:style-name="ce8" office:value-type="string" calcext:value-type="string">
            <text:p>dest</text:p>
          </table:table-cell>
          <table:table-cell table:style-name="ce4" office:value-type="string" calcext:value-type="string">
            <text:p>start</text:p>
          </table:table-cell>
          <table:table-cell table:style-name="ce13" office:value-type="string" calcext:value-type="string">
            <text:p>steps</text:p>
          </table:table-cell>
          <table:table-cell table:style-name="ce4" office:value-type="string" calcext:value-type="string">
            <text:p>end</text:p>
          </table:table-cell>
          <table:table-cell table:style-name="ce18" office:value-type="string" calcext:value-type="string">
            <text:p>gap?</text:p>
          </table:table-cell>
          <table:table-cell table:number-columns-repeated="2"/>
          <table:table-cell table:style-name="ce1" table:number-columns-repeated="3"/>
          <table:table-cell table:number-columns-repeated="2"/>
          <table:table-cell table:style-name="ce1"/>
          <table:table-cell/>
          <table:table-cell table:style-name="ce1"/>
          <table:table-cell table:number-columns-repeated="1007"/>
        </table:table-row>
        <table:table-row table:style-name="ro1"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9" office:value-type="float" office:value="1265974898" calcext:value-type="float">
            <text:p>1,265,974,898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21589659" calcext:value-type="float">
            <text:p>21,589,659</text:p>
          </table:table-cell>
          <table:table-cell table:style-name="ce1" table:formula="of:=[.D2]+[.E2]-1" office:value-type="float" office:value="21589658" calcext:value-type="float">
            <text:p>21,589,658</text:p>
          </table:table-cell>
          <table:table-cell table:style-name="ce19" table:formula="of:=[.D2]&lt;&gt;[.F1]+1" office:value-type="string" office:string-value="" calcext:value-type="error">
            <text:p>#VALUE!</text:p>
          </table:table-cell>
          <table:table-cell table:number-columns-repeated="2"/>
          <table:table-cell table:style-name="ce1" table:number-columns-repeated="3"/>
          <table:table-cell table:number-columns-repeated="13"/>
          <table:table-cell table:style-name="ce58" office:value-type="string" calcext:value-type="string">
            <text:p>start</text:p>
          </table:table-cell>
          <table:table-cell table:style-name="ce64" office:value-type="string" calcext:value-type="string">
            <text:p>steps</text:p>
          </table:table-cell>
          <table:table-cell table:style-name="ce67" office:value-type="string" calcext:value-type="string">
            <text:p>end</text:p>
          </table:table-cell>
          <table:table-cell table:style-name="ce71" office:value-type="string" calcext:value-type="string">
            <text:p>gap?</text:p>
          </table:table-cell>
          <table:table-cell table:number-columns-repeated="995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9" office:value-type="float" office:value="840113387" calcext:value-type="float">
            <text:p>840,113,387</text:p>
          </table:table-cell>
          <table:table-cell table:style-name="ce2" office:value-type="float" office:value="21589659" calcext:value-type="float">
            <text:p>21,589,659</text:p>
          </table:table-cell>
          <table:table-cell table:style-name="ce14" office:value-type="float" office:value="103128255" calcext:value-type="float">
            <text:p>103,128,255</text:p>
          </table:table-cell>
          <table:table-cell table:style-name="ce1" table:formula="of:=[.D3]+[.E3]-1" office:value-type="float" office:value="124717913" calcext:value-type="float">
            <text:p>124,717,913</text:p>
          </table:table-cell>
          <table:table-cell table:style-name="ce19" table:formula="of:=[.D3]&lt;&gt;[.F2]+1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3"/>
          <table:table-cell table:number-columns-repeated="13"/>
          <table:table-cell table:style-name="ce59" office:value-type="float" office:value="202517468" calcext:value-type="float">
            <text:p>202,517,468</text:p>
          </table:table-cell>
          <table:table-cell table:style-name="ce65" office:value-type="float" office:value="131640971" calcext:value-type="float">
            <text:p>131,640,971</text:p>
          </table:table-cell>
          <table:table-cell table:style-name="ce20" table:formula="of:=[.Z3]+[.AA3]-1" office:value-type="float" office:value="334158438" calcext:value-type="float">
            <text:p>334,158,438</text:p>
          </table:table-cell>
          <table:table-cell table:style-name="ce51" table:formula="of:=[.Z3]=[.AB2]+1" office:value-type="string" office:string-value="" calcext:value-type="error">
            <text:p>#VALUE!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9" office:value-type="float" office:value="169037772" calcext:value-type="float">
            <text:p>169,037,772</text:p>
          </table:table-cell>
          <table:table-cell table:style-name="ce2" office:value-type="float" office:value="124717914" calcext:value-type="float">
            <text:p>124,717,914</text:p>
          </table:table-cell>
          <table:table-cell table:style-name="ce14" office:value-type="float" office:value="59280146" calcext:value-type="float">
            <text:p>59,280,146</text:p>
          </table:table-cell>
          <table:table-cell table:style-name="ce1" table:formula="of:=[.D4]+[.E4]-1" office:value-type="float" office:value="183998059" calcext:value-type="float">
            <text:p>183,998,059</text:p>
          </table:table-cell>
          <table:table-cell table:style-name="ce19" table:formula="of:=[.D4]&lt;&gt;[.F3]+1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3"/>
          <table:table-cell table:number-columns-repeated="13"/>
          <table:table-cell table:style-name="ce60" office:value-type="float" office:value="460203450" calcext:value-type="float">
            <text:p>460,203,450</text:p>
          </table:table-cell>
          <table:table-cell table:style-name="ce65" office:value-type="float" office:value="84630899" calcext:value-type="float">
            <text:p>84,630,899</text:p>
          </table:table-cell>
          <table:table-cell table:style-name="ce68" table:formula="of:=[.Z4]+[.AA4]-1" office:value-type="float" office:value="544834348" calcext:value-type="float">
            <text:p>544,834,348</text:p>
          </table:table-cell>
          <table:table-cell table:style-name="ce51" table:formula="of:=[.Z4]=[.AB3]+1" office:value-type="float" office:value="0" calcext:value-type="float">
            <text:p>0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9" office:value-type="float" office:value="228317918" calcext:value-type="float">
            <text:p>228,317,918</text:p>
          </table:table-cell>
          <table:table-cell table:style-name="ce2" office:value-type="float" office:value="183998060" calcext:value-type="float">
            <text:p>183,998,060</text:p>
          </table:table-cell>
          <table:table-cell table:style-name="ce14" office:value-type="float" office:value="248114943" calcext:value-type="float">
            <text:p>248,114,943</text:p>
          </table:table-cell>
          <table:table-cell table:style-name="ce1" table:formula="of:=[.D5]+[.E5]-1" office:value-type="float" office:value="432113002" calcext:value-type="float">
            <text:p>432,113,002</text:p>
          </table:table-cell>
          <table:table-cell table:style-name="ce19" table:formula="of:=[.D5]&lt;&gt;[.F4]+1" office:value-type="float" office:value="0" calcext:value-type="float">
            <text:p>0</text:p>
          </table:table-cell>
          <table:table-cell table:style-name="ce20" office:value-type="float" office:value="202517468" calcext:value-type="float">
            <text:p>202,517,468</text:p>
          </table:table-cell>
          <table:table-cell table:style-name="ce20" office:value-type="float" office:value="334158438" calcext:value-type="float">
            <text:p>334,158,438</text:p>
          </table:table-cell>
          <table:table-cell table:style-name="ce1" table:number-columns-repeated="3"/>
          <table:table-cell table:number-columns-repeated="4"/>
          <table:table-cell table:style-name="ce44" table:formula="of:=[.H5]-[.$D5]+[.$C5]" office:value-type="float" office:value="246837326" calcext:value-type="float">
            <text:p>246,837,326</text:p>
          </table:table-cell>
          <table:table-cell table:style-name="ce50" table:formula="of:=[.I5]-[.$D5]+[.$C5]" office:value-type="float" office:value="378478296" calcext:value-type="float">
            <text:p>378,478,296</text:p>
          </table:table-cell>
          <table:table-cell table:style-name="ce54" table:number-columns-repeated="5"/>
          <table:table-cell table:style-name="ce56"/>
          <table:table-cell/>
          <table:table-cell table:style-name="ce48" office:value-type="float" office:value="856311572" calcext:value-type="float">
            <text:p>856,311,572</text:p>
          </table:table-cell>
          <table:table-cell table:style-name="ce65" office:value-type="float" office:value="542740109" calcext:value-type="float">
            <text:p>542,740,109</text:p>
          </table:table-cell>
          <table:table-cell table:style-name="ce27" table:formula="of:=[.Z5]+[.AA5]-1" office:value-type="float" office:value="1399051680" calcext:value-type="float">
            <text:p>1,399,051,680</text:p>
          </table:table-cell>
          <table:table-cell table:style-name="ce51" table:formula="of:=[.Z5]=[.AB4]+1" office:value-type="float" office:value="0" calcext:value-type="float">
            <text:p>0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9" office:value-type="float" office:value="1787834568" calcext:value-type="float">
            <text:p>1,787,834,568</text:p>
          </table:table-cell>
          <table:table-cell table:style-name="ce2" office:value-type="float" office:value="432113003" calcext:value-type="float">
            <text:p>432,113,003</text:p>
          </table:table-cell>
          <table:table-cell table:style-name="ce14" office:value-type="float" office:value="212825447" calcext:value-type="float">
            <text:p>212,825,447</text:p>
          </table:table-cell>
          <table:table-cell table:style-name="ce1" table:formula="of:=[.D6]+[.E6]-1" office:value-type="float" office:value="644938449" calcext:value-type="float">
            <text:p>644,938,449</text:p>
          </table:table-cell>
          <table:table-cell table:style-name="ce19" table:formula="of:=[.D6]&lt;&gt;[.F5]+1" office:value-type="float" office:value="0" calcext:value-type="float">
            <text:p>0</text:p>
          </table:table-cell>
          <table:table-cell table:style-name="ce21" office:value-type="float" office:value="460203450" calcext:value-type="float">
            <text:p>460,203,450</text:p>
          </table:table-cell>
          <table:table-cell table:style-name="ce21" office:value-type="float" office:value="544834348" calcext:value-type="float">
            <text:p>544,834,348</text:p>
          </table:table-cell>
          <table:table-cell table:style-name="ce1" table:number-columns-repeated="3"/>
          <table:table-cell table:number-columns-repeated="4"/>
          <table:table-cell table:style-name="ce45" table:formula="of:=[.H6]-[.$D6]+[.$C6]" office:value-type="float" office:value="1815925015" calcext:value-type="float">
            <text:p>1,815,925,015</text:p>
          </table:table-cell>
          <table:table-cell table:style-name="ce1" table:formula="of:=[.I6]-[.$D6]+[.$C6]" office:value-type="float" office:value="1900555913" calcext:value-type="float">
            <text:p>1,900,555,913</text:p>
          </table:table-cell>
          <table:table-cell table:number-columns-repeated="5"/>
          <table:table-cell table:style-name="ce51"/>
          <table:table-cell/>
          <table:table-cell table:style-name="ce59" office:value-type="float" office:value="1435322022" calcext:value-type="float">
            <text:p>1,435,322,022</text:p>
          </table:table-cell>
          <table:table-cell table:style-name="ce65" office:value-type="float" office:value="100369067" calcext:value-type="float">
            <text:p>100,369,067</text:p>
          </table:table-cell>
          <table:table-cell table:style-name="ce20" table:formula="of:=[.Z6]+[.AA6]-1" office:value-type="float" office:value="1535691088" calcext:value-type="float">
            <text:p>1,535,691,088</text:p>
          </table:table-cell>
          <table:table-cell table:style-name="ce51" table:formula="of:=[.Z6]=[.AB5]+1" office:value-type="float" office:value="0" calcext:value-type="float">
            <text:p>0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9" office:value-type="float" office:value="1393363309" calcext:value-type="float">
            <text:p>1,393,363,309</text:p>
          </table:table-cell>
          <table:table-cell table:style-name="ce2" office:value-type="float" office:value="644938450" calcext:value-type="float">
            <text:p>644,938,450</text:p>
          </table:table-cell>
          <table:table-cell table:style-name="ce14" office:value-type="float" office:value="159685707" calcext:value-type="float">
            <text:p>159,685,707</text:p>
          </table:table-cell>
          <table:table-cell table:style-name="ce1" table:formula="of:=[.D7]+[.E7]-1" office:value-type="float" office:value="804624156" calcext:value-type="float">
            <text:p>804,624,156</text:p>
          </table:table-cell>
          <table:table-cell table:style-name="ce19" table:formula="of:=[.D7]&lt;&gt;[.F6]+1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3"/>
          <table:table-cell table:number-columns-repeated="4"/>
          <table:table-cell table:style-name="ce46"/>
          <table:table-cell table:number-columns-repeated="6"/>
          <table:table-cell table:style-name="ce51"/>
          <table:table-cell/>
          <table:table-cell table:style-name="ce61" office:value-type="float" office:value="1553776977" calcext:value-type="float">
            <text:p>1,553,776,977</text:p>
          </table:table-cell>
          <table:table-cell table:style-name="ce65" office:value-type="float" office:value="241828580" calcext:value-type="float">
            <text:p>241,828,580</text:p>
          </table:table-cell>
          <table:table-cell table:style-name="ce33" table:formula="of:=[.Z7]+[.AA7]-1" office:value-type="float" office:value="1795605556" calcext:value-type="float">
            <text:p>1,795,605,556</text:p>
          </table:table-cell>
          <table:table-cell table:style-name="ce51" table:formula="of:=[.Z7]=[.AB6]+1" office:value-type="float" office:value="0" calcext:value-type="float">
            <text:p>0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9" office:value-type="float" office:value="2059837853" calcext:value-type="float">
            <text:p>2,059,837,853</text:p>
          </table:table-cell>
          <table:table-cell table:style-name="ce2" office:value-type="float" office:value="804624157" calcext:value-type="float">
            <text:p>804,624,157</text:p>
          </table:table-cell>
          <table:table-cell table:style-name="ce14" office:value-type="float" office:value="4554854" calcext:value-type="float">
            <text:p>4,554,854</text:p>
          </table:table-cell>
          <table:table-cell table:style-name="ce1" table:formula="of:=[.D8]+[.E8]-1" office:value-type="float" office:value="809179010" calcext:value-type="float">
            <text:p>809,179,010</text:p>
          </table:table-cell>
          <table:table-cell table:style-name="ce19" table:formula="of:=[.D8]&lt;&gt;[.F7]+1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3"/>
          <table:table-cell table:number-columns-repeated="4"/>
          <table:table-cell table:style-name="ce46"/>
          <table:table-cell table:number-columns-repeated="6"/>
          <table:table-cell table:style-name="ce51"/>
          <table:table-cell/>
          <table:table-cell table:style-name="ce62" office:value-type="float" office:value="1809826083" calcext:value-type="float">
            <text:p>1,809,826,083</text:p>
          </table:table-cell>
          <table:table-cell table:style-name="ce65" office:value-type="float" office:value="153144153" calcext:value-type="float">
            <text:p>153,144,153</text:p>
          </table:table-cell>
          <table:table-cell table:style-name="ce69" table:formula="of:=[.Z8]+[.AA8]-1" office:value-type="float" office:value="1962970235" calcext:value-type="float">
            <text:p>1,962,970,235</text:p>
          </table:table-cell>
          <table:table-cell table:style-name="ce51" table:formula="of:=[.Z8]=[.AB7]+1" office:value-type="float" office:value="0" calcext:value-type="float">
            <text:p>0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3" office:value-type="string" calcext:value-type="string">
            <text:p>i =&gt;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float" office:value="1585337376" calcext:value-type="float">
            <text:p>1,585,337,376</text:p>
          </table:table-cell>
          <table:table-cell table:style-name="ce2" office:value-type="float" office:value="809179011" calcext:value-type="float">
            <text:p>809,179,011</text:p>
          </table:table-cell>
          <table:table-cell table:style-name="ce14" office:value-type="float" office:value="202497192" calcext:value-type="float">
            <text:p>202,497,192</text:p>
          </table:table-cell>
          <table:table-cell table:style-name="ce1" table:formula="of:=[.D9]+[.E9]-1" office:value-type="float" office:value="1011676202" calcext:value-type="float">
            <text:p>1,011,676,202</text:p>
          </table:table-cell>
          <table:table-cell table:style-name="ce19" table:formula="of:=[.D9]&lt;&gt;[.F8]+1" office:value-type="float" office:value="0" calcext:value-type="float">
            <text:p>0</text:p>
          </table:table-cell>
          <table:table-cell table:style-name="ce22" office:value-type="float" office:value="856311572" calcext:value-type="float">
            <text:p>856,311,572</text:p>
          </table:table-cell>
          <table:table-cell table:style-name="ce28" office:value-type="float" office:value="1011676202" calcext:value-type="float">
            <text:p>1,011,676,202</text:p>
          </table:table-cell>
          <table:table-cell table:style-name="ce1" table:number-columns-repeated="3"/>
          <table:table-cell table:number-columns-repeated="4"/>
          <table:table-cell table:style-name="ce45" table:formula="of:=[.H9]-[.$D9]+[.$C9]" office:value-type="float" office:value="1632469937" calcext:value-type="float">
            <text:p>1,632,469,937</text:p>
          </table:table-cell>
          <table:table-cell table:style-name="ce1" table:formula="of:=[.I9]-[.$D9]+[.$C9]" office:value-type="float" office:value="1787834567" calcext:value-type="float">
            <text:p>1,787,834,567</text:p>
          </table:table-cell>
          <table:table-cell table:number-columns-repeated="5"/>
          <table:table-cell table:style-name="ce51"/>
          <table:table-cell/>
          <table:table-cell table:style-name="ce48" office:value-type="float" office:value="2019100043" calcext:value-type="float">
            <text:p>2,019,100,043</text:p>
          </table:table-cell>
          <table:table-cell table:style-name="ce65" office:value-type="float" office:value="153706556" calcext:value-type="float">
            <text:p>153,706,556</text:p>
          </table:table-cell>
          <table:table-cell table:style-name="ce27" table:formula="of:=[.Z9]+[.AA9]-1" office:value-type="float" office:value="2172806598" calcext:value-type="float">
            <text:p>2,172,806,598</text:p>
          </table:table-cell>
          <table:table-cell table:style-name="ce51" table:formula="of:=[.Z9]=[.AB8]+1" office:value-type="float" office:value="0" calcext:value-type="float">
            <text:p>0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2"/>
          <table:table-cell table:style-name="ce6" office:value-type="float" office:value="8" calcext:value-type="float">
            <text:p>8</text:p>
          </table:table-cell>
          <table:table-cell table:style-name="ce9" office:value-type="float" office:value="2044594803" calcext:value-type="float">
            <text:p>2,044,594,803</text:p>
          </table:table-cell>
          <table:table-cell table:style-name="ce2" office:value-type="float" office:value="1011676203" calcext:value-type="float">
            <text:p>1,011,676,203</text:p>
          </table:table-cell>
          <table:table-cell table:style-name="ce14" office:value-type="float" office:value="15243050" calcext:value-type="float">
            <text:p>15,243,050</text:p>
          </table:table-cell>
          <table:table-cell table:style-name="ce1" table:formula="of:=[.D10]+[.E10]-1" office:value-type="float" office:value="1026919252" calcext:value-type="float">
            <text:p>1,026,919,252</text:p>
          </table:table-cell>
          <table:table-cell table:style-name="ce19" table:formula="of:=[.D10]&lt;&gt;[.F9]+1" office:value-type="float" office:value="0" calcext:value-type="float">
            <text:p>0</text:p>
          </table:table-cell>
          <table:table-cell table:style-name="ce23" office:value-type="float" office:value="1011676203" calcext:value-type="float">
            <text:p>1,011,676,203</text:p>
          </table:table-cell>
          <table:table-cell table:style-name="ce29" office:value-type="float" office:value="1026919252" calcext:value-type="float">
            <text:p>1,026,919,252</text:p>
          </table:table-cell>
          <table:table-cell table:style-name="ce2" office:value-type="string" calcext:value-type="string">
            <text:p>&lt;= expand</text:p>
          </table:table-cell>
          <table:table-cell table:style-name="ce1" table:number-columns-repeated="2"/>
          <table:table-cell table:number-columns-repeated="4"/>
          <table:table-cell table:style-name="ce45" table:formula="of:=[.H10]-[.$D10]+[.$C10]" office:value-type="float" office:value="2044594803" calcext:value-type="float">
            <text:p>2,044,594,803</text:p>
          </table:table-cell>
          <table:table-cell table:style-name="ce1" table:formula="of:=[.I10]-[.$D10]+[.$C10]" office:value-type="float" office:value="2059837852" calcext:value-type="float">
            <text:p>2,059,837,852</text:p>
          </table:table-cell>
          <table:table-cell table:number-columns-repeated="5"/>
          <table:table-cell table:style-name="ce51"/>
          <table:table-cell/>
          <table:table-cell table:style-name="ce60" office:value-type="float" office:value="2494032210" calcext:value-type="float">
            <text:p>2,494,032,210</text:p>
          </table:table-cell>
          <table:table-cell table:style-name="ce65" office:value-type="float" office:value="235157184" calcext:value-type="float">
            <text:p>235,157,184</text:p>
          </table:table-cell>
          <table:table-cell table:style-name="ce68" table:formula="of:=[.Z10]+[.AA10]-1" office:value-type="float" office:value="2729189393" calcext:value-type="float">
            <text:p>2,729,189,393</text:p>
          </table:table-cell>
          <table:table-cell table:style-name="ce51" table:formula="of:=[.Z10]=[.AB9]+1" office:value-type="float" office:value="0" calcext:value-type="float">
            <text:p>0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2"/>
          <table:table-cell table:style-name="ce6" office:value-type="float" office:value="9" calcext:value-type="float">
            <text:p>9</text:p>
          </table:table-cell>
          <table:table-cell table:style-name="ce9" office:value-type="float" office:value="1233103806" calcext:value-type="float">
            <text:p>1,233,103,806</text:p>
          </table:table-cell>
          <table:table-cell table:style-name="ce2" office:value-type="float" office:value="1026919253" calcext:value-type="float">
            <text:p>1,026,919,253</text:p>
          </table:table-cell>
          <table:table-cell table:style-name="ce14" office:value-type="float" office:value="32871092" calcext:value-type="float">
            <text:p>32,871,092</text:p>
          </table:table-cell>
          <table:table-cell table:style-name="ce1" table:formula="of:=[.D11]+[.E11]-1" office:value-type="float" office:value="1059790344" calcext:value-type="float">
            <text:p>1,059,790,344</text:p>
          </table:table-cell>
          <table:table-cell table:style-name="ce19" table:formula="of:=[.D11]&lt;&gt;[.F10]+1" office:value-type="float" office:value="0" calcext:value-type="float">
            <text:p>0</text:p>
          </table:table-cell>
          <table:table-cell table:style-name="ce23" office:value-type="float" office:value="1026919253" calcext:value-type="float">
            <text:p>1,026,919,253</text:p>
          </table:table-cell>
          <table:table-cell table:style-name="ce29" office:value-type="float" office:value="1059790344" calcext:value-type="float">
            <text:p>1,059,790,344</text:p>
          </table:table-cell>
          <table:table-cell table:style-name="ce1" table:number-columns-repeated="3"/>
          <table:table-cell table:number-columns-repeated="4"/>
          <table:table-cell table:style-name="ce45" table:formula="of:=[.H11]-[.$D11]+[.$C11]" office:value-type="float" office:value="1233103806" calcext:value-type="float">
            <text:p>1,233,103,806</text:p>
          </table:table-cell>
          <table:table-cell table:style-name="ce1" table:formula="of:=[.I11]-[.$D11]+[.$C11]" office:value-type="float" office:value="1265974897" calcext:value-type="float">
            <text:p>1,265,974,897</text:p>
          </table:table-cell>
          <table:table-cell table:number-columns-repeated="5"/>
          <table:table-cell table:style-name="ce51"/>
          <table:table-cell/>
          <table:table-cell table:style-name="ce59" office:value-type="float" office:value="2797169753" calcext:value-type="float">
            <text:p>2,797,169,753</text:p>
          </table:table-cell>
          <table:table-cell table:style-name="ce65" office:value-type="float" office:value="177517156" calcext:value-type="float">
            <text:p>177,517,156</text:p>
          </table:table-cell>
          <table:table-cell table:style-name="ce20" table:formula="of:=[.Z11]+[.AA11]-1" office:value-type="float" office:value="2974686908" calcext:value-type="float">
            <text:p>2,974,686,908</text:p>
          </table:table-cell>
          <table:table-cell table:style-name="ce51" table:formula="of:=[.Z11]=[.AB10]+1" office:value-type="float" office:value="0" calcext:value-type="float">
            <text:p>0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9" office:value-type="float" office:value="943241642" calcext:value-type="float">
            <text:p>943,241,642</text:p>
          </table:table-cell>
          <table:table-cell table:style-name="ce2" office:value-type="float" office:value="1059790345" calcext:value-type="float">
            <text:p>1,059,790,345</text:p>
          </table:table-cell>
          <table:table-cell table:style-name="ce14" office:value-type="float" office:value="116244752" calcext:value-type="float">
            <text:p>116,244,752</text:p>
          </table:table-cell>
          <table:table-cell table:style-name="ce1" table:formula="of:=[.D12]+[.E12]-1" office:value-type="float" office:value="1176035096" calcext:value-type="float">
            <text:p>1,176,035,096</text:p>
          </table:table-cell>
          <table:table-cell table:style-name="ce19" table:formula="of:=[.D12]&lt;&gt;[.F11]+1" office:value-type="float" office:value="0" calcext:value-type="float">
            <text:p>0</text:p>
          </table:table-cell>
          <table:table-cell table:style-name="ce23" office:value-type="float" office:value="1059790345" calcext:value-type="float">
            <text:p>1,059,790,345</text:p>
          </table:table-cell>
          <table:table-cell table:style-name="ce29" office:value-type="float" office:value="1176035096" calcext:value-type="float">
            <text:p>1,176,035,096</text:p>
          </table:table-cell>
          <table:table-cell table:style-name="ce1" table:number-columns-repeated="3"/>
          <table:table-cell table:number-columns-repeated="4"/>
          <table:table-cell table:style-name="ce45" table:formula="of:=[.H12]-[.$D12]+[.$C12]" office:value-type="float" office:value="943241642" calcext:value-type="float">
            <text:p>943,241,642</text:p>
          </table:table-cell>
          <table:table-cell table:style-name="ce1" table:formula="of:=[.I12]-[.$D12]+[.$C12]" office:value-type="float" office:value="1059486393" calcext:value-type="float">
            <text:p>1,059,486,393</text:p>
          </table:table-cell>
          <table:table-cell table:number-columns-repeated="5"/>
          <table:table-cell table:style-name="ce51"/>
          <table:table-cell/>
          <table:table-cell table:style-name="ce63" office:value-type="float" office:value="3766866638" calcext:value-type="float">
            <text:p>3,766,866,638</text:p>
          </table:table-cell>
          <table:table-cell table:style-name="ce66" office:value-type="float" office:value="114261107" calcext:value-type="float">
            <text:p>114,261,107</text:p>
          </table:table-cell>
          <table:table-cell table:style-name="ce70" table:formula="of:=[.Z12]+[.AA12]-1" office:value-type="float" office:value="3881127744" calcext:value-type="float">
            <text:p>3,881,127,744</text:p>
          </table:table-cell>
          <table:table-cell table:style-name="ce57" table:formula="of:=[.Z12]=[.AB11]+1" office:value-type="float" office:value="0" calcext:value-type="float">
            <text:p>0</text:p>
          </table:table-cell>
          <table:table-cell table:style-name="ce2" office:value-type="string" calcext:value-type="string">
            <text:p>&lt;= seeds</text:p>
          </table:table-cell>
          <table:table-cell table:number-columns-repeated="994"/>
        </table:table-row>
        <table:table-row table:style-name="ro1">
          <table:table-cell table:style-name="ce2"/>
          <table:table-cell table:style-name="ce6" office:value-type="float" office:value="11" calcext:value-type="float">
            <text:p>11</text:p>
          </table:table-cell>
          <table:table-cell table:style-name="ce9" office:value-type="float" office:value="1059486394" calcext:value-type="float">
            <text:p>1,059,486,394</text:p>
          </table:table-cell>
          <table:table-cell table:style-name="ce2" office:value-type="float" office:value="1176035097" calcext:value-type="float">
            <text:p>1,176,035,097</text:p>
          </table:table-cell>
          <table:table-cell table:style-name="ce14" office:value-type="float" office:value="27080058" calcext:value-type="float">
            <text:p>27,080,058</text:p>
          </table:table-cell>
          <table:table-cell table:style-name="ce1" table:formula="of:=[.D13]+[.E13]-1" office:value-type="float" office:value="1203115154" calcext:value-type="float">
            <text:p>1,203,115,154</text:p>
          </table:table-cell>
          <table:table-cell table:style-name="ce19" table:formula="of:=[.D13]&lt;&gt;[.F12]+1" office:value-type="float" office:value="0" calcext:value-type="float">
            <text:p>0</text:p>
          </table:table-cell>
          <table:table-cell table:style-name="ce23" office:value-type="float" office:value="1176035097" calcext:value-type="float">
            <text:p>1,176,035,097</text:p>
          </table:table-cell>
          <table:table-cell table:style-name="ce29" office:value-type="float" office:value="1203115154" calcext:value-type="float">
            <text:p>1,203,115,154</text:p>
          </table:table-cell>
          <table:table-cell table:style-name="ce1" table:number-columns-repeated="3"/>
          <table:table-cell table:number-columns-repeated="2"/>
          <table:table-cell table:style-name="ce1"/>
          <table:table-cell/>
          <table:table-cell table:style-name="ce45" table:formula="of:=[.H13]-[.$D13]+[.$C13]" office:value-type="float" office:value="1059486394" calcext:value-type="float">
            <text:p>1,059,486,394</text:p>
          </table:table-cell>
          <table:table-cell table:style-name="ce1" table:formula="of:=[.I13]-[.$D13]+[.$C13]" office:value-type="float" office:value="1086566451" calcext:value-type="float">
            <text:p>1,086,566,451</text:p>
          </table:table-cell>
          <table:table-cell table:number-columns-repeated="5"/>
          <table:table-cell table:style-name="ce51"/>
          <table:table-cell table:number-columns-repeated="1000"/>
        </table:table-row>
        <table:table-row table:style-name="ro1">
          <table:table-cell table:style-name="ce2"/>
          <table:table-cell table:style-name="ce6" office:value-type="float" office:value="12" calcext:value-type="float">
            <text:p>12</text:p>
          </table:table-cell>
          <table:table-cell table:style-name="ce9" office:value-type="float" office:value="2000660015" calcext:value-type="float">
            <text:p>2,000,660,015</text:p>
          </table:table-cell>
          <table:table-cell table:style-name="ce2" office:value-type="float" office:value="1203115155" calcext:value-type="float">
            <text:p>1,203,115,155</text:p>
          </table:table-cell>
          <table:table-cell table:style-name="ce14" office:value-type="float" office:value="24622586" calcext:value-type="float">
            <text:p>24,622,586</text:p>
          </table:table-cell>
          <table:table-cell table:style-name="ce1" table:formula="of:=[.D14]+[.E14]-1" office:value-type="float" office:value="1227737740" calcext:value-type="float">
            <text:p>1,227,737,740</text:p>
          </table:table-cell>
          <table:table-cell table:style-name="ce19" table:formula="of:=[.D14]&lt;&gt;[.F13]+1" office:value-type="float" office:value="0" calcext:value-type="float">
            <text:p>0</text:p>
          </table:table-cell>
          <table:table-cell table:style-name="ce23" office:value-type="float" office:value="1203115155" calcext:value-type="float">
            <text:p>1,203,115,155</text:p>
          </table:table-cell>
          <table:table-cell table:style-name="ce29" office:value-type="float" office:value="1227737740" calcext:value-type="float">
            <text:p>1,227,737,740</text:p>
          </table:table-cell>
          <table:table-cell table:style-name="ce1" table:number-columns-repeated="3"/>
          <table:table-cell table:number-columns-repeated="2"/>
          <table:table-cell table:style-name="ce1"/>
          <table:table-cell/>
          <table:table-cell table:style-name="ce45" table:formula="of:=[.H14]-[.$D14]+[.$C14]" office:value-type="float" office:value="2000660015" calcext:value-type="float">
            <text:p>2,000,660,015</text:p>
          </table:table-cell>
          <table:table-cell table:style-name="ce1" table:formula="of:=[.I14]-[.$D14]+[.$C14]" office:value-type="float" office:value="2025282600" calcext:value-type="float">
            <text:p>2,025,282,600</text:p>
          </table:table-cell>
          <table:table-cell table:number-columns-repeated="5"/>
          <table:table-cell table:style-name="ce51"/>
          <table:table-cell table:number-columns-repeated="1000"/>
        </table:table-row>
        <table:table-row table:style-name="ro1">
          <table:table-cell table:style-name="ce2"/>
          <table:table-cell table:style-name="ce6" office:value-type="float" office:value="13" calcext:value-type="float">
            <text:p>13</text:p>
          </table:table-cell>
          <table:table-cell table:style-name="ce9" office:value-type="float" office:value="476432861" calcext:value-type="float">
            <text:p>476,432,861</text:p>
          </table:table-cell>
          <table:table-cell table:style-name="ce2" office:value-type="float" office:value="1227737741" calcext:value-type="float">
            <text:p>1,227,737,741</text:p>
          </table:table-cell>
          <table:table-cell table:style-name="ce14" office:value-type="float" office:value="132847266" calcext:value-type="float">
            <text:p>132,847,266</text:p>
          </table:table-cell>
          <table:table-cell table:style-name="ce1" table:formula="of:=[.D15]+[.E15]-1" office:value-type="float" office:value="1360585006" calcext:value-type="float">
            <text:p>1,360,585,006</text:p>
          </table:table-cell>
          <table:table-cell table:style-name="ce19" table:formula="of:=[.D15]&lt;&gt;[.F14]+1" office:value-type="float" office:value="0" calcext:value-type="float">
            <text:p>0</text:p>
          </table:table-cell>
          <table:table-cell table:style-name="ce23" office:value-type="float" office:value="1227737741" calcext:value-type="float">
            <text:p>1,227,737,741</text:p>
          </table:table-cell>
          <table:table-cell table:style-name="ce29" office:value-type="float" office:value="1360585006" calcext:value-type="float">
            <text:p>1,360,585,006</text:p>
          </table:table-cell>
          <table:table-cell table:style-name="ce1" table:number-columns-repeated="3"/>
          <table:table-cell table:number-columns-repeated="2"/>
          <table:table-cell table:style-name="ce1"/>
          <table:table-cell/>
          <table:table-cell table:style-name="ce45" table:formula="of:=[.H15]-[.$D15]+[.$C15]" office:value-type="float" office:value="476432861" calcext:value-type="float">
            <text:p>476,432,861</text:p>
          </table:table-cell>
          <table:table-cell table:style-name="ce1" table:formula="of:=[.I15]-[.$D15]+[.$C15]" office:value-type="float" office:value="609280126" calcext:value-type="float">
            <text:p>609,280,126</text:p>
          </table:table-cell>
          <table:table-cell table:number-columns-repeated="5"/>
          <table:table-cell table:style-name="ce51"/>
          <table:table-cell table:number-columns-repeated="1000"/>
        </table:table-row>
        <table:table-row table:style-name="ro1">
          <table:table-cell table:style-name="ce3" office:value-type="string" calcext:value-type="string">
            <text:p>j =&gt;</text:p>
          </table:table-cell>
          <table:table-cell table:style-name="ce5" office:value-type="float" office:value="14" calcext:value-type="float">
            <text:p>14</text:p>
          </table:table-cell>
          <table:table-cell table:style-name="ce9" office:value-type="float" office:value="1173097443" calcext:value-type="float">
            <text:p>1,173,097,443</text:p>
          </table:table-cell>
          <table:table-cell table:style-name="ce2" office:value-type="float" office:value="1360585007" calcext:value-type="float">
            <text:p>1,360,585,007</text:p>
          </table:table-cell>
          <table:table-cell table:style-name="ce14" office:value-type="float" office:value="60006363" calcext:value-type="float">
            <text:p>60,006,363</text:p>
          </table:table-cell>
          <table:table-cell table:style-name="ce1" table:formula="of:=[.D16]+[.E16]-1" office:value-type="float" office:value="1420591369" calcext:value-type="float">
            <text:p>1,420,591,369</text:p>
          </table:table-cell>
          <table:table-cell table:style-name="ce19" table:formula="of:=[.D16]&lt;&gt;[.F15]+1" office:value-type="float" office:value="0" calcext:value-type="float">
            <text:p>0</text:p>
          </table:table-cell>
          <table:table-cell table:style-name="ce24" office:value-type="float" office:value="1360585007" calcext:value-type="float">
            <text:p>1,360,585,007</text:p>
          </table:table-cell>
          <table:table-cell table:style-name="ce30" office:value-type="float" office:value="1399051680" calcext:value-type="float">
            <text:p>1,399,051,680</text:p>
          </table:table-cell>
          <table:table-cell table:style-name="ce1" table:number-columns-repeated="3"/>
          <table:table-cell table:number-columns-repeated="2"/>
          <table:table-cell table:style-name="ce1"/>
          <table:table-cell/>
          <table:table-cell table:style-name="ce45" table:formula="of:=[.H16]-[.$D16]+[.$C16]" office:value-type="float" office:value="1173097443" calcext:value-type="float">
            <text:p>1,173,097,443</text:p>
          </table:table-cell>
          <table:table-cell table:style-name="ce1" table:formula="of:=[.I16]-[.$D16]+[.$C16]" office:value-type="float" office:value="1211564116" calcext:value-type="float">
            <text:p>1,211,564,116</text:p>
          </table:table-cell>
          <table:table-cell table:number-columns-repeated="5"/>
          <table:table-cell table:style-name="ce51"/>
          <table:table-cell table:number-columns-repeated="1000"/>
        </table:table-row>
        <table:table-row table:style-name="ro1"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9" office:value-type="float" office:value="657286135" calcext:value-type="float">
            <text:p>657,286,135</text:p>
          </table:table-cell>
          <table:table-cell table:style-name="ce2" office:value-type="float" office:value="1420591370" calcext:value-type="float">
            <text:p>1,420,591,370</text:p>
          </table:table-cell>
          <table:table-cell table:style-name="ce14" office:value-type="float" office:value="182827252" calcext:value-type="float">
            <text:p>182,827,252</text:p>
          </table:table-cell>
          <table:table-cell table:style-name="ce1" table:formula="of:=[.D17]+[.E17]-1" office:value-type="float" office:value="1603418621" calcext:value-type="float">
            <text:p>1,603,418,621</text:p>
          </table:table-cell>
          <table:table-cell table:style-name="ce19" table:formula="of:=[.D17]&lt;&gt;[.F16]+1" office:value-type="float" office:value="0" calcext:value-type="float">
            <text:p>0</text:p>
          </table:table-cell>
          <table:table-cell table:style-name="ce20" office:value-type="float" office:value="1435322022" calcext:value-type="float">
            <text:p>1,435,322,022</text:p>
          </table:table-cell>
          <table:table-cell table:style-name="ce20" office:value-type="float" office:value="1535691088" calcext:value-type="float">
            <text:p>1,535,691,088</text:p>
          </table:table-cell>
          <table:table-cell table:style-name="ce1"/>
          <table:table-cell table:style-name="ce33" office:value-type="float" office:value="1553776977" calcext:value-type="float">
            <text:p>1,553,776,977</text:p>
          </table:table-cell>
          <table:table-cell table:style-name="ce32" office:value-type="float" office:value="1603418621" calcext:value-type="float">
            <text:p>1,603,418,621</text:p>
          </table:table-cell>
          <table:table-cell table:number-columns-repeated="2"/>
          <table:table-cell table:style-name="ce1"/>
          <table:table-cell/>
          <table:table-cell table:style-name="ce45" table:formula="of:=[.H17]-[.$D17]+[.$C17]" office:value-type="float" office:value="672016787" calcext:value-type="float">
            <text:p>672,016,787</text:p>
          </table:table-cell>
          <table:table-cell table:style-name="ce1" table:formula="of:=[.I17]-[.$D17]+[.$C17]" office:value-type="float" office:value="772385853" calcext:value-type="float">
            <text:p>772,385,853</text:p>
          </table:table-cell>
          <table:table-cell/>
          <table:table-cell table:style-name="ce1" table:formula="of:=[.K17]-[.$D17]+[.$C17]" office:value-type="float" office:value="790471742" calcext:value-type="float">
            <text:p>790,471,742</text:p>
          </table:table-cell>
          <table:table-cell table:style-name="ce1" table:formula="of:=[.L17]-[.$D17]+[.$C17]" office:value-type="float" office:value="840113386" calcext:value-type="float">
            <text:p>840,113,386</text:p>
          </table:table-cell>
          <table:table-cell table:number-columns-repeated="2"/>
          <table:table-cell table:style-name="ce51"/>
          <table:table-cell table:number-columns-repeated="1000"/>
        </table:table-row>
        <table:table-row table:style-name="ro1"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float" office:value="1603418622" calcext:value-type="float">
            <text:p>1,603,418,622</text:p>
          </table:table-cell>
          <table:table-cell table:style-name="ce14" office:value-type="float" office:value="460283" calcext:value-type="float">
            <text:p>460,283</text:p>
          </table:table-cell>
          <table:table-cell table:style-name="ce1" table:formula="of:=[.D18]+[.E18]-1" office:value-type="float" office:value="1603878904" calcext:value-type="float">
            <text:p>1,603,878,904</text:p>
          </table:table-cell>
          <table:table-cell table:style-name="ce19" table:formula="of:=[.D18]&lt;&gt;[.F17]+1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style-name="ce26" office:value-type="float" office:value="1603418622" calcext:value-type="float">
            <text:p>1,603,418,622</text:p>
          </table:table-cell>
          <table:table-cell table:style-name="ce32" office:value-type="float" office:value="1603878904" calcext:value-type="float">
            <text:p>1,603,878,904</text:p>
          </table:table-cell>
          <table:table-cell table:number-columns-repeated="2"/>
          <table:table-cell table:style-name="ce1"/>
          <table:table-cell/>
          <table:table-cell table:style-name="ce45"/>
          <table:table-cell table:number-columns-repeated="2"/>
          <table:table-cell table:style-name="ce1" table:formula="of:=[.K18]-[.$D18]+[.$C18]" office:value-type="float" office:value="0" calcext:value-type="float">
            <text:p>0</text:p>
          </table:table-cell>
          <table:table-cell table:style-name="ce1" table:formula="of:=[.L18]-[.$D18]+[.$C18]" office:value-type="float" office:value="460282" calcext:value-type="float">
            <text:p>460,282</text:p>
          </table:table-cell>
          <table:table-cell table:number-columns-repeated="2"/>
          <table:table-cell table:style-name="ce51"/>
          <table:table-cell table:number-columns-repeated="1000"/>
        </table:table-row>
        <table:table-row table:style-name="ro1"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9" office:value-type="float" office:value="1553049016" calcext:value-type="float">
            <text:p>1,553,049,016</text:p>
          </table:table-cell>
          <table:table-cell table:style-name="ce2" office:value-type="float" office:value="1603878905" calcext:value-type="float">
            <text:p>1,603,878,905</text:p>
          </table:table-cell>
          <table:table-cell table:style-name="ce14" office:value-type="float" office:value="32288360" calcext:value-type="float">
            <text:p>32,288,360</text:p>
          </table:table-cell>
          <table:table-cell table:style-name="ce1" table:formula="of:=[.D19]+[.E19]-1" office:value-type="float" office:value="1636167264" calcext:value-type="float">
            <text:p>1,636,167,264</text:p>
          </table:table-cell>
          <table:table-cell table:style-name="ce19" table:formula="of:=[.D19]&lt;&gt;[.F18]+1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style-name="ce26" office:value-type="float" office:value="1603878905" calcext:value-type="float">
            <text:p>1,603,878,905</text:p>
          </table:table-cell>
          <table:table-cell table:style-name="ce32" office:value-type="float" office:value="1636167264" calcext:value-type="float">
            <text:p>1,636,167,264</text:p>
          </table:table-cell>
          <table:table-cell table:number-columns-repeated="2"/>
          <table:table-cell table:style-name="ce1"/>
          <table:table-cell/>
          <table:table-cell table:style-name="ce45"/>
          <table:table-cell table:number-columns-repeated="2"/>
          <table:table-cell table:style-name="ce1" table:formula="of:=[.K19]-[.$D19]+[.$C19]" office:value-type="float" office:value="1553049016" calcext:value-type="float">
            <text:p>1,553,049,016</text:p>
          </table:table-cell>
          <table:table-cell table:style-name="ce1" table:formula="of:=[.L19]-[.$D19]+[.$C19]" office:value-type="float" office:value="1585337375" calcext:value-type="float">
            <text:p>1,585,337,375</text:p>
          </table:table-cell>
          <table:table-cell table:number-columns-repeated="2"/>
          <table:table-cell table:style-name="ce51"/>
          <table:table-cell table:number-columns-repeated="1000"/>
        </table:table-row>
        <table:table-row table:style-name="ro1"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9" office:value-type="float" office:value="1357621124" calcext:value-type="float">
            <text:p>1,357,621,124</text:p>
          </table:table-cell>
          <table:table-cell table:style-name="ce2" office:value-type="float" office:value="1636167265" calcext:value-type="float">
            <text:p>1,636,167,265</text:p>
          </table:table-cell>
          <table:table-cell table:style-name="ce14" office:value-type="float" office:value="35742185" calcext:value-type="float">
            <text:p>35,742,185</text:p>
          </table:table-cell>
          <table:table-cell table:style-name="ce1" table:formula="of:=[.D20]+[.E20]-1" office:value-type="float" office:value="1671909449" calcext:value-type="float">
            <text:p>1,671,909,449</text:p>
          </table:table-cell>
          <table:table-cell table:style-name="ce19" table:formula="of:=[.D20]&lt;&gt;[.F19]+1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style-name="ce26" office:value-type="float" office:value="1636167265" calcext:value-type="float">
            <text:p>1,636,167,265</text:p>
          </table:table-cell>
          <table:table-cell table:style-name="ce32" office:value-type="float" office:value="1671909449" calcext:value-type="float">
            <text:p>1,671,909,449</text:p>
          </table:table-cell>
          <table:table-cell table:number-columns-repeated="2"/>
          <table:table-cell table:style-name="ce1"/>
          <table:table-cell/>
          <table:table-cell table:style-name="ce45"/>
          <table:table-cell table:number-columns-repeated="2"/>
          <table:table-cell table:style-name="ce1" table:formula="of:=[.K20]-[.$D20]+[.$C20]" office:value-type="float" office:value="1357621124" calcext:value-type="float">
            <text:p>1,357,621,124</text:p>
          </table:table-cell>
          <table:table-cell table:style-name="ce1" table:formula="of:=[.L20]-[.$D20]+[.$C20]" office:value-type="float" office:value="1393363308" calcext:value-type="float">
            <text:p>1,393,363,308</text:p>
          </table:table-cell>
          <table:table-cell table:number-columns-repeated="2"/>
          <table:table-cell table:style-name="ce51"/>
          <table:table-cell table:number-columns-repeated="1000"/>
        </table:table-row>
        <table:table-row table:style-name="ro1"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9" office:value-type="float" office:value="460283" calcext:value-type="float">
            <text:p>460,283</text:p>
          </table:table-cell>
          <table:table-cell table:style-name="ce2" office:value-type="float" office:value="1671909450" calcext:value-type="float">
            <text:p>1,671,909,450</text:p>
          </table:table-cell>
          <table:table-cell table:style-name="ce14" office:value-type="float" office:value="168577489" calcext:value-type="float">
            <text:p>168,577,489</text:p>
          </table:table-cell>
          <table:table-cell table:style-name="ce1" table:formula="of:=[.D21]+[.E21]-1" office:value-type="float" office:value="1840486938" calcext:value-type="float">
            <text:p>1,840,486,938</text:p>
          </table:table-cell>
          <table:table-cell table:style-name="ce19" table:formula="of:=[.D21]&lt;&gt;[.F20]+1" office:value-type="float" office:value="0" calcext:value-type="float">
            <text:p>0</text:p>
          </table:table-cell>
          <table:table-cell table:style-name="ce1" table:number-columns-repeated="3"/>
          <table:table-cell table:style-name="ce34" office:value-type="float" office:value="1671909450" calcext:value-type="float">
            <text:p>1,671,909,450</text:p>
          </table:table-cell>
          <table:table-cell table:style-name="ce36" office:value-type="float" office:value="1795605556" calcext:value-type="float">
            <text:p>1,795,605,556</text:p>
          </table:table-cell>
          <table:table-cell/>
          <table:table-cell table:style-name="ce38" office:value-type="float" office:value="1809826083" calcext:value-type="float">
            <text:p>1,809,826,083</text:p>
          </table:table-cell>
          <table:table-cell table:style-name="ce41" office:value-type="float" office:value="1840486938" calcext:value-type="float">
            <text:p>1,840,486,938</text:p>
          </table:table-cell>
          <table:table-cell/>
          <table:table-cell table:style-name="ce45"/>
          <table:table-cell table:number-columns-repeated="2"/>
          <table:table-cell table:style-name="ce1" table:formula="of:=[.K21]-[.$D21]+[.$C21]" office:value-type="float" office:value="460283" calcext:value-type="float">
            <text:p>460,283</text:p>
          </table:table-cell>
          <table:table-cell table:style-name="ce1" table:formula="of:=[.L21]-[.$D21]+[.$C21]" office:value-type="float" office:value="124156389" calcext:value-type="float">
            <text:p>124,156,389</text:p>
          </table:table-cell>
          <table:table-cell/>
          <table:table-cell table:style-name="ce1" table:formula="of:=[.N21]-[.$D21]+[.$C21]" office:value-type="float" office:value="138376916" calcext:value-type="float">
            <text:p>138,376,916</text:p>
          </table:table-cell>
          <table:table-cell table:style-name="ce52" table:formula="of:=[.O21]-[.$D21]+[.$C21]" office:value-type="float" office:value="169037771" calcext:value-type="float">
            <text:p>169,037,771</text:p>
          </table:table-cell>
          <table:table-cell table:number-columns-repeated="1000"/>
        </table:table-row>
        <table:table-row table:style-name="ro1"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9" office:value-type="float" office:value="609280127" calcext:value-type="float">
            <text:p>609,280,127</text:p>
          </table:table-cell>
          <table:table-cell table:style-name="ce2" office:value-type="float" office:value="1840486939" calcext:value-type="float">
            <text:p>1,840,486,939</text:p>
          </table:table-cell>
          <table:table-cell table:style-name="ce14" office:value-type="float" office:value="3573233" calcext:value-type="float">
            <text:p>3,573,233</text:p>
          </table:table-cell>
          <table:table-cell table:style-name="ce1" table:formula="of:=[.D22]+[.E22]-1" office:value-type="float" office:value="1844060171" calcext:value-type="float">
            <text:p>1,844,060,171</text:p>
          </table:table-cell>
          <table:table-cell table:style-name="ce19" table:formula="of:=[.D22]&lt;&gt;[.F21]+1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39" office:value-type="float" office:value="1840486939" calcext:value-type="float">
            <text:p>1,840,486,939</text:p>
          </table:table-cell>
          <table:table-cell table:style-name="ce42" office:value-type="float" office:value="1844060171" calcext:value-type="float">
            <text:p>1,844,060,171</text:p>
          </table:table-cell>
          <table:table-cell/>
          <table:table-cell table:style-name="ce45"/>
          <table:table-cell table:number-columns-repeated="5"/>
          <table:table-cell table:style-name="ce1" table:formula="of:=[.N22]-[.$D22]+[.$C22]" office:value-type="float" office:value="609280127" calcext:value-type="float">
            <text:p>609,280,127</text:p>
          </table:table-cell>
          <table:table-cell table:style-name="ce52" table:formula="of:=[.O22]-[.$D22]+[.$C22]" office:value-type="float" office:value="612853359" calcext:value-type="float">
            <text:p>612,853,359</text:p>
          </table:table-cell>
          <table:table-cell table:number-columns-repeated="1000"/>
        </table:table-row>
        <table:table-row table:style-name="ro1"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9" office:value-type="float" office:value="2025282601" calcext:value-type="float">
            <text:p>2,025,282,601</text:p>
          </table:table-cell>
          <table:table-cell table:style-name="ce2" office:value-type="float" office:value="1844060172" calcext:value-type="float">
            <text:p>1,844,060,172</text:p>
          </table:table-cell>
          <table:table-cell table:style-name="ce14" office:value-type="float" office:value="19312202" calcext:value-type="float">
            <text:p>19,312,202</text:p>
          </table:table-cell>
          <table:table-cell table:style-name="ce1" table:formula="of:=[.D23]+[.E23]-1" office:value-type="float" office:value="1863372373" calcext:value-type="float">
            <text:p>1,863,372,373</text:p>
          </table:table-cell>
          <table:table-cell table:style-name="ce19" table:formula="of:=[.D23]&lt;&gt;[.F22]+1" office:value-type="float" office:value="0" calcext:value-type="float">
            <text:p>0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39" office:value-type="float" office:value="1844060172" calcext:value-type="float">
            <text:p>1,844,060,172</text:p>
          </table:table-cell>
          <table:table-cell table:style-name="ce42" office:value-type="float" office:value="1863372373" calcext:value-type="float">
            <text:p>1,863,372,373</text:p>
          </table:table-cell>
          <table:table-cell/>
          <table:table-cell table:style-name="ce45"/>
          <table:table-cell table:number-columns-repeated="5"/>
          <table:table-cell table:style-name="ce1" table:formula="of:=[.N23]-[.$D23]+[.$C23]" office:value-type="float" office:value="2025282601" calcext:value-type="float">
            <text:p>2,025,282,601</text:p>
          </table:table-cell>
          <table:table-cell table:style-name="ce52" table:formula="of:=[.O23]-[.$D23]+[.$C23]" office:value-type="float" office:value="2044594802" calcext:value-type="float">
            <text:p>2,044,594,802</text:p>
          </table:table-cell>
          <table:table-cell table:number-columns-repeated="1000"/>
        </table:table-row>
        <table:table-row table:style-name="ro1"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9" office:value-type="float" office:value="1287564557" calcext:value-type="float">
            <text:p>1,287,564,557</text:p>
          </table:table-cell>
          <table:table-cell table:style-name="ce2" office:value-type="float" office:value="1863372374" calcext:value-type="float">
            <text:p>1,863,372,374</text:p>
          </table:table-cell>
          <table:table-cell table:style-name="ce14" office:value-type="float" office:value="70056567" calcext:value-type="float">
            <text:p>70,056,567</text:p>
          </table:table-cell>
          <table:table-cell table:style-name="ce1" table:formula="of:=[.D24]+[.E24]-1" office:value-type="float" office:value="1933428940" calcext:value-type="float">
            <text:p>1,933,428,940</text:p>
          </table:table-cell>
          <table:table-cell table:style-name="ce19" table:formula="of:=[.D24]&lt;&gt;[.F23]+1" office:value-type="float" office:value="0" calcext:value-type="float">
            <text:p>0</text:p>
          </table:table-cell>
          <table:table-cell table:style-name="ce1" table:number-columns-repeated="3"/>
          <table:table-cell table:style-name="ce2" office:value-type="string" calcext:value-type="string">
            <text:p>^ ^ ^ ^ ^ ^ ^ ^ ^ ^ ^ ^ ^ ^ ^ ^ ^ ^</text:p>
          </table:table-cell>
          <table:table-cell table:style-name="ce1"/>
          <table:table-cell/>
          <table:table-cell table:style-name="ce39" office:value-type="float" office:value="1863372374" calcext:value-type="float">
            <text:p>1,863,372,374</text:p>
          </table:table-cell>
          <table:table-cell table:style-name="ce42" office:value-type="float" office:value="1933428940" calcext:value-type="float">
            <text:p>1,933,428,940</text:p>
          </table:table-cell>
          <table:table-cell table:style-name="ce1"/>
          <table:table-cell table:style-name="ce47"/>
          <table:table-cell table:style-name="ce1" table:number-columns-repeated="2"/>
          <table:table-cell table:number-columns-repeated="3"/>
          <table:table-cell table:style-name="ce1" table:formula="of:=[.N24]-[.$D24]+[.$C24]" office:value-type="float" office:value="1287564557" calcext:value-type="float">
            <text:p>1,287,564,557</text:p>
          </table:table-cell>
          <table:table-cell table:style-name="ce52" table:formula="of:=[.O24]-[.$D24]+[.$C24]" office:value-type="float" office:value="1357621123" calcext:value-type="float">
            <text:p>1,357,621,123</text:p>
          </table:table-cell>
          <table:table-cell table:number-columns-repeated="1000"/>
        </table:table-row>
        <table:table-row table:style-name="ro1"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9" office:value-type="float" office:value="1086566452" calcext:value-type="float">
            <text:p>1,086,566,452</text:p>
          </table:table-cell>
          <table:table-cell table:style-name="ce2" office:value-type="float" office:value="1933428941" calcext:value-type="float">
            <text:p>1,933,428,941</text:p>
          </table:table-cell>
          <table:table-cell table:style-name="ce14" office:value-type="float" office:value="86530991" calcext:value-type="float">
            <text:p>86,530,991</text:p>
          </table:table-cell>
          <table:table-cell table:style-name="ce1" table:formula="of:=[.D25]+[.E25]-1" office:value-type="float" office:value="2019959931" calcext:value-type="float">
            <text:p>2,019,959,931</text:p>
          </table:table-cell>
          <table:table-cell table:style-name="ce19" table:formula="of:=[.D25]&lt;&gt;[.F24]+1" office:value-type="float" office:value="0" calcext:value-type="float">
            <text:p>0</text:p>
          </table:table-cell>
          <table:table-cell table:style-name="ce25" office:value-type="float" office:value="2019100043" calcext:value-type="float">
            <text:p>2,019,100,043</text:p>
          </table:table-cell>
          <table:table-cell table:style-name="ce31" office:value-type="float" office:value="2019959931" calcext:value-type="float">
            <text:p>2,019,959,931</text:p>
          </table:table-cell>
          <table:table-cell table:style-name="ce3" office:value-type="string" calcext:value-type="string">
            <text:p>&lt;=</text:p>
          </table:table-cell>
          <table:table-cell table:style-name="ce35" office:value-type="string" calcext:value-type="string" table:number-columns-spanned="2" table:number-rows-spanned="1">
            <text:p>duplication going on in these 3</text:p>
          </table:table-cell>
          <table:covered-table-cell/>
          <table:table-cell table:style-name="ce37" office:value-type="string" calcext:value-type="string">
            <text:p>=&gt;</text:p>
          </table:table-cell>
          <table:table-cell table:style-name="ce40" office:value-type="float" office:value="1933428941" calcext:value-type="float">
            <text:p>1,933,428,941</text:p>
          </table:table-cell>
          <table:table-cell table:style-name="ce43" office:value-type="float" office:value="1962970235" calcext:value-type="float">
            <text:p>1,962,970,235</text:p>
          </table:table-cell>
          <table:table-cell table:style-name="ce1"/>
          <table:table-cell table:style-name="ce48" table:formula="of:=[.H25]-[.$D25]+[.$C25]" office:value-type="float" office:value="1172237554" calcext:value-type="float">
            <text:p>1,172,237,554</text:p>
          </table:table-cell>
          <table:table-cell table:style-name="ce1" table:formula="of:=[.I25]-[.$D25]+[.$C25]" office:value-type="float" office:value="1173097442" calcext:value-type="float">
            <text:p>1,173,097,442</text:p>
          </table:table-cell>
          <table:table-cell table:style-name="ce1"/>
          <table:table-cell table:number-columns-repeated="3"/>
          <table:table-cell table:style-name="ce1" table:formula="of:=[.N25]-[.$D25]+[.$C25]" office:value-type="float" office:value="1086566452" calcext:value-type="float">
            <text:p>1,086,566,452</text:p>
          </table:table-cell>
          <table:table-cell table:style-name="ce52" table:formula="of:=[.O25]-[.$D25]+[.$C25]" office:value-type="float" office:value="1116107746" calcext:value-type="float">
            <text:p>1,116,107,746</text:p>
          </table:table-cell>
          <table:table-cell table:number-columns-repeated="1000"/>
        </table:table-row>
        <table:table-row table:style-name="ro1"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9" office:value-type="float" office:value="612853360" calcext:value-type="float">
            <text:p>612,853,360</text:p>
          </table:table-cell>
          <table:table-cell table:style-name="ce2" office:value-type="float" office:value="2019959932" calcext:value-type="float">
            <text:p>2,019,959,932</text:p>
          </table:table-cell>
          <table:table-cell table:style-name="ce14" office:value-type="float" office:value="44432775" calcext:value-type="float">
            <text:p>44,432,775</text:p>
          </table:table-cell>
          <table:table-cell table:style-name="ce1" table:formula="of:=[.D26]+[.E26]-1" office:value-type="float" office:value="2064392706" calcext:value-type="float">
            <text:p>2,064,392,706</text:p>
          </table:table-cell>
          <table:table-cell table:style-name="ce19" table:formula="of:=[.D26]&lt;&gt;[.F25]+1" office:value-type="float" office:value="0" calcext:value-type="float">
            <text:p>0</text:p>
          </table:table-cell>
          <table:table-cell table:style-name="ce26" office:value-type="float" office:value="2019959932" calcext:value-type="float">
            <text:p>2,019,959,932</text:p>
          </table:table-cell>
          <table:table-cell table:style-name="ce32" office:value-type="float" office:value="2064392706" calcext:value-type="float">
            <text:p>2,064,392,706</text:p>
          </table:table-cell>
          <table:table-cell table:style-name="ce1" table:number-columns-repeated="3"/>
          <table:table-cell table:number-columns-repeated="2"/>
          <table:table-cell table:style-name="ce1" table:number-columns-repeated="2"/>
          <table:table-cell table:style-name="ce45" table:formula="of:=[.H26]-[.$D26]+[.$C26]" office:value-type="float" office:value="612853360" calcext:value-type="float">
            <text:p>612,853,360</text:p>
          </table:table-cell>
          <table:table-cell table:style-name="ce1" table:formula="of:=[.I26]-[.$D26]+[.$C26]" office:value-type="float" office:value="657286134" calcext:value-type="float">
            <text:p>657,286,134</text:p>
          </table:table-cell>
          <table:table-cell table:style-name="ce1"/>
          <table:table-cell table:number-columns-repeated="4"/>
          <table:table-cell table:style-name="ce51"/>
          <table:table-cell table:number-columns-repeated="1000"/>
        </table:table-row>
        <table:table-row table:style-name="ro1">
          <table:table-cell table:style-name="ce3" office:value-type="string" calcext:value-type="string">
            <text:p>gap filled =&gt;</text:p>
          </table:table-cell>
          <table:table-cell table:style-name="ce7" office:value-type="float" office:value="25" calcext:value-type="float">
            <text:p>25</text:p>
          </table:table-cell>
          <table:table-cell table:style-name="ce10" office:value-type="float" office:value="2064392707" calcext:value-type="float">
            <text:p>2,064,392,707</text:p>
          </table:table-cell>
          <table:table-cell table:style-name="ce12" office:value-type="float" office:value="2064392707" calcext:value-type="float">
            <text:p>2,064,392,707</text:p>
          </table:table-cell>
          <table:table-cell table:style-name="ce15"/>
          <table:table-cell table:style-name="ce17" office:value-type="float" office:value="2343571959" calcext:value-type="float">
            <text:p>2,343,571,959</text:p>
          </table:table-cell>
          <table:table-cell table:style-name="ce19" table:formula="of:=[.D27]&lt;&gt;[.F26]+1" office:value-type="float" office:value="0" calcext:value-type="float">
            <text:p>0</text:p>
          </table:table-cell>
          <table:table-cell table:style-name="ce26" office:value-type="float" office:value="2064392707" calcext:value-type="float">
            <text:p>2,064,392,707</text:p>
          </table:table-cell>
          <table:table-cell table:style-name="ce27" office:value-type="float" office:value="2172806598" calcext:value-type="float">
            <text:p>2,172,806,598</text:p>
          </table:table-cell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style-name="ce45" table:formula="of:=[.H27]-[.$D27]+[.$C27]" office:value-type="float" office:value="2064392707" calcext:value-type="float">
            <text:p>2,064,392,707</text:p>
          </table:table-cell>
          <table:table-cell table:style-name="ce19" table:formula="of:=#REF!-[.$D27]+[.$C27]" office:value-type="string" office:string-value="" calcext:value-type="error">
            <text:p>#REF!</text:p>
          </table:table-cell>
          <table:table-cell table:style-name="ce1"/>
          <table:table-cell table:number-columns-repeated="4"/>
          <table:table-cell table:style-name="ce51"/>
          <table:table-cell table:number-columns-repeated="1000"/>
        </table:table-row>
        <table:table-row table:style-name="ro1"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9" office:value-type="float" office:value="2646529073" calcext:value-type="float">
            <text:p>2,646,529,073</text:p>
          </table:table-cell>
          <table:table-cell table:style-name="ce2" office:value-type="float" office:value="2343571960" calcext:value-type="float">
            <text:p>2,343,571,960</text:p>
          </table:table-cell>
          <table:table-cell table:style-name="ce14" office:value-type="float" office:value="51673623" calcext:value-type="float">
            <text:p>51,673,623</text:p>
          </table:table-cell>
          <table:table-cell table:style-name="ce1" table:formula="of:=[.D28]+[.E28]-1" office:value-type="float" office:value="2395245582" calcext:value-type="float">
            <text:p>2,395,245,582</text:p>
          </table:table-cell>
          <table:table-cell table:style-name="ce19" table:formula="of:=[.D28]&lt;&gt;[.F27]+1" office:value-type="float" office:value="0" calcext:value-type="float">
            <text:p>0</text:p>
          </table:table-cell>
          <table:table-cell table:style-name="ce1"/>
          <table:table-cell/>
          <table:table-cell table:style-name="ce1" table:number-columns-repeated="3"/>
          <table:table-cell table:number-columns-repeated="2"/>
          <table:table-cell table:style-name="ce1" table:number-columns-repeated="2"/>
          <table:table-cell table:style-name="ce45" table:formula="of:=[.H28]-[.$D28]+[.$C28]" office:value-type="float" office:value="302957113" calcext:value-type="float">
            <text:p>302,957,113</text:p>
          </table:table-cell>
          <table:table-cell table:style-name="ce27" table:formula="of:=[.I27]-[.$D28]+[.$C28]" office:value-type="float" office:value="2475763711" calcext:value-type="float">
            <text:p>2,475,763,711</text:p>
          </table:table-cell>
          <table:table-cell table:style-name="ce1"/>
          <table:table-cell table:number-columns-repeated="4"/>
          <table:table-cell table:style-name="ce51"/>
          <table:table-cell table:number-columns-repeated="1000"/>
        </table:table-row>
        <table:table-row table:style-name="ro1"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9" office:value-type="float" office:value="2698202696" calcext:value-type="float">
            <text:p>2,698,202,696</text:p>
          </table:table-cell>
          <table:table-cell table:style-name="ce2" office:value-type="float" office:value="2395245583" calcext:value-type="float">
            <text:p>2,395,245,583</text:p>
          </table:table-cell>
          <table:table-cell table:style-name="ce14" office:value-type="float" office:value="111882631" calcext:value-type="float">
            <text:p>111,882,631</text:p>
          </table:table-cell>
          <table:table-cell table:style-name="ce1" table:formula="of:=[.D29]+[.E29]-1" office:value-type="float" office:value="2507128213" calcext:value-type="float">
            <text:p>2,507,128,213</text:p>
          </table:table-cell>
          <table:table-cell table:style-name="ce19" table:formula="of:=[.D29]&lt;&gt;[.F28]+1" office:value-type="float" office:value="0" calcext:value-type="float">
            <text:p>0</text:p>
          </table:table-cell>
          <table:table-cell table:style-name="ce21" office:value-type="float" office:value="2494032210" calcext:value-type="float">
            <text:p>2,494,032,210</text:p>
          </table:table-cell>
          <table:table-cell table:style-name="ce32" office:value-type="float" office:value="2507128213" calcext:value-type="float">
            <text:p>2,507,128,213</text:p>
          </table:table-cell>
          <table:table-cell table:style-name="ce1" table:number-columns-repeated="3"/>
          <table:table-cell table:number-columns-repeated="2"/>
          <table:table-cell table:style-name="ce1" table:number-columns-repeated="2"/>
          <table:table-cell table:style-name="ce45" table:formula="of:=[.H29]-[.$D29]+[.$C29]" office:value-type="float" office:value="2796989323" calcext:value-type="float">
            <text:p>2,796,989,323</text:p>
          </table:table-cell>
          <table:table-cell table:style-name="ce1" table:formula="of:=[.I29]-[.$D29]+[.$C29]" office:value-type="float" office:value="2810085326" calcext:value-type="float">
            <text:p>2,810,085,326</text:p>
          </table:table-cell>
          <table:table-cell table:style-name="ce1"/>
          <table:table-cell table:number-columns-repeated="4"/>
          <table:table-cell table:style-name="ce51"/>
          <table:table-cell table:number-columns-repeated="1000"/>
        </table:table-row>
        <table:table-row table:style-name="ro1"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9" office:value-type="float" office:value="3398847262" calcext:value-type="float">
            <text:p>3,398,847,262</text:p>
          </table:table-cell>
          <table:table-cell table:style-name="ce2" office:value-type="float" office:value="2507128214" calcext:value-type="float">
            <text:p>2,507,128,214</text:p>
          </table:table-cell>
          <table:table-cell table:style-name="ce14" office:value-type="float" office:value="141172870" calcext:value-type="float">
            <text:p>141,172,870</text:p>
          </table:table-cell>
          <table:table-cell table:style-name="ce1" table:formula="of:=[.D30]+[.E30]-1" office:value-type="float" office:value="2648301083" calcext:value-type="float">
            <text:p>2,648,301,083</text:p>
          </table:table-cell>
          <table:table-cell table:style-name="ce19" table:formula="of:=[.D30]&lt;&gt;[.F29]+1" office:value-type="float" office:value="0" calcext:value-type="float">
            <text:p>0</text:p>
          </table:table-cell>
          <table:table-cell table:style-name="ce26" office:value-type="float" office:value="2507128214" calcext:value-type="float">
            <text:p>2,507,128,214</text:p>
          </table:table-cell>
          <table:table-cell table:style-name="ce32" office:value-type="float" office:value="2648301083" calcext:value-type="float">
            <text:p>2,648,301,083</text:p>
          </table:table-cell>
          <table:table-cell table:style-name="ce1" table:number-columns-repeated="3"/>
          <table:table-cell table:number-columns-repeated="2"/>
          <table:table-cell table:style-name="ce1" table:number-columns-repeated="2"/>
          <table:table-cell table:style-name="ce45" table:formula="of:=[.H30]-[.$D30]+[.$C30]" office:value-type="float" office:value="3398847262" calcext:value-type="float">
            <text:p>3,398,847,262</text:p>
          </table:table-cell>
          <table:table-cell table:style-name="ce1" table:formula="of:=[.I30]-[.$D30]+[.$C30]" office:value-type="float" office:value="3540020131" calcext:value-type="float">
            <text:p>3,540,020,131</text:p>
          </table:table-cell>
          <table:table-cell table:style-name="ce1"/>
          <table:table-cell table:number-columns-repeated="4"/>
          <table:table-cell table:style-name="ce51"/>
          <table:table-cell table:number-columns-repeated="1000"/>
        </table:table-row>
        <table:table-row table:style-name="ro1"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9" office:value-type="float" office:value="3381542286" calcext:value-type="float">
            <text:p>3,381,542,286</text:p>
          </table:table-cell>
          <table:table-cell table:style-name="ce2" office:value-type="float" office:value="2648301084" calcext:value-type="float">
            <text:p>2,648,301,084</text:p>
          </table:table-cell>
          <table:table-cell table:style-name="ce14" office:value-type="float" office:value="17304976" calcext:value-type="float">
            <text:p>17,304,976</text:p>
          </table:table-cell>
          <table:table-cell table:style-name="ce1" table:formula="of:=[.D31]+[.E31]-1" office:value-type="float" office:value="2665606059" calcext:value-type="float">
            <text:p>2,665,606,059</text:p>
          </table:table-cell>
          <table:table-cell table:style-name="ce19" table:formula="of:=[.D31]&lt;&gt;[.F30]+1" office:value-type="float" office:value="0" calcext:value-type="float">
            <text:p>0</text:p>
          </table:table-cell>
          <table:table-cell table:style-name="ce26" office:value-type="float" office:value="2648301084" calcext:value-type="float">
            <text:p>2,648,301,084</text:p>
          </table:table-cell>
          <table:table-cell table:style-name="ce32" office:value-type="float" office:value="2665606059" calcext:value-type="float">
            <text:p>2,665,606,059</text:p>
          </table:table-cell>
          <table:table-cell table:style-name="ce1" table:number-columns-repeated="3"/>
          <table:table-cell table:number-columns-repeated="2"/>
          <table:table-cell table:style-name="ce1"/>
          <table:table-cell/>
          <table:table-cell table:style-name="ce45" table:formula="of:=[.H31]-[.$D31]+[.$C31]" office:value-type="float" office:value="3381542286" calcext:value-type="float">
            <text:p>3,381,542,286</text:p>
          </table:table-cell>
          <table:table-cell table:style-name="ce1" table:formula="of:=[.I31]-[.$D31]+[.$C31]" office:value-type="float" office:value="3398847261" calcext:value-type="float">
            <text:p>3,398,847,261</text:p>
          </table:table-cell>
          <table:table-cell table:number-columns-repeated="5"/>
          <table:table-cell table:style-name="ce51"/>
          <table:table-cell table:number-columns-repeated="1000"/>
        </table:table-row>
        <table:table-row table:style-name="ro1"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9" office:value-type="float" office:value="2343571960" calcext:value-type="float">
            <text:p>2,343,571,960</text:p>
          </table:table-cell>
          <table:table-cell table:style-name="ce2" office:value-type="float" office:value="2665606060" calcext:value-type="float">
            <text:p>2,665,606,060</text:p>
          </table:table-cell>
          <table:table-cell table:style-name="ce14" office:value-type="float" office:value="81121142" calcext:value-type="float">
            <text:p>81,121,142</text:p>
          </table:table-cell>
          <table:table-cell table:style-name="ce1" table:formula="of:=[.D32]+[.E32]-1" office:value-type="float" office:value="2746727201" calcext:value-type="float">
            <text:p>2,746,727,201</text:p>
          </table:table-cell>
          <table:table-cell table:style-name="ce19" table:formula="of:=[.D32]&lt;&gt;[.F31]+1" office:value-type="float" office:value="0" calcext:value-type="float">
            <text:p>0</text:p>
          </table:table-cell>
          <table:table-cell table:style-name="ce26" office:value-type="float" office:value="2665606060" calcext:value-type="float">
            <text:p>2,665,606,060</text:p>
          </table:table-cell>
          <table:table-cell table:style-name="ce21" office:value-type="float" office:value="2729189393" calcext:value-type="float">
            <text:p>2,729,189,393</text:p>
          </table:table-cell>
          <table:table-cell table:style-name="ce1" table:number-columns-repeated="3"/>
          <table:table-cell table:number-columns-repeated="2"/>
          <table:table-cell table:style-name="ce1"/>
          <table:table-cell/>
          <table:table-cell table:style-name="ce45" table:formula="of:=[.H32]-[.$D32]+[.$C32]" office:value-type="float" office:value="2343571960" calcext:value-type="float">
            <text:p>2,343,571,960</text:p>
          </table:table-cell>
          <table:table-cell table:style-name="ce1" table:formula="of:=[.I32]-[.$D32]+[.$C32]" office:value-type="float" office:value="2407155293" calcext:value-type="float">
            <text:p>2,407,155,293</text:p>
          </table:table-cell>
          <table:table-cell table:number-columns-repeated="5"/>
          <table:table-cell table:style-name="ce51"/>
          <table:table-cell table:number-columns-repeated="1000"/>
        </table:table-row>
        <table:table-row table:style-name="ro1"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9" office:value-type="float" office:value="2926399840" calcext:value-type="float">
            <text:p>2,926,399,840</text:p>
          </table:table-cell>
          <table:table-cell table:style-name="ce2" office:value-type="float" office:value="2746727202" calcext:value-type="float">
            <text:p>2,746,727,202</text:p>
          </table:table-cell>
          <table:table-cell table:style-name="ce14" office:value-type="float" office:value="103388997" calcext:value-type="float">
            <text:p>103,388,997</text:p>
          </table:table-cell>
          <table:table-cell table:style-name="ce1" table:formula="of:=[.D33]+[.E33]-1" office:value-type="float" office:value="2850116198" calcext:value-type="float">
            <text:p>2,850,116,198</text:p>
          </table:table-cell>
          <table:table-cell table:style-name="ce19" table:formula="of:=[.D33]&lt;&gt;[.F32]+1" office:value-type="float" office:value="0" calcext:value-type="float">
            <text:p>0</text:p>
          </table:table-cell>
          <table:table-cell table:style-name="ce20" office:value-type="float" office:value="2797169753" calcext:value-type="float">
            <text:p>2,797,169,753</text:p>
          </table:table-cell>
          <table:table-cell table:style-name="ce32" office:value-type="float" office:value="2850116198" calcext:value-type="float">
            <text:p>2,850,116,198</text:p>
          </table:table-cell>
          <table:table-cell table:style-name="ce1" table:number-columns-repeated="3"/>
          <table:table-cell table:number-columns-repeated="2"/>
          <table:table-cell table:style-name="ce1"/>
          <table:table-cell/>
          <table:table-cell table:style-name="ce45" table:formula="of:=[.H33]-[.$D33]+[.$C33]" office:value-type="float" office:value="2976842391" calcext:value-type="float">
            <text:p>2,976,842,391</text:p>
          </table:table-cell>
          <table:table-cell table:style-name="ce1" table:formula="of:=[.I33]-[.$D33]+[.$C33]" office:value-type="float" office:value="3029788836" calcext:value-type="float">
            <text:p>3,029,788,836</text:p>
          </table:table-cell>
          <table:table-cell table:number-columns-repeated="5"/>
          <table:table-cell table:style-name="ce51"/>
          <table:table-cell table:number-columns-repeated="1000"/>
        </table:table-row>
        <table:table-row table:style-name="ro1"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9" office:value-type="float" office:value="2457022734" calcext:value-type="float">
            <text:p>2,457,022,734</text:p>
          </table:table-cell>
          <table:table-cell table:style-name="ce2" office:value-type="float" office:value="2850116199" calcext:value-type="float">
            <text:p>2,850,116,199</text:p>
          </table:table-cell>
          <table:table-cell table:style-name="ce14" office:value-type="float" office:value="189506339" calcext:value-type="float">
            <text:p>189,506,339</text:p>
          </table:table-cell>
          <table:table-cell table:style-name="ce1" table:formula="of:=[.D34]+[.E34]-1" office:value-type="float" office:value="3039622537" calcext:value-type="float">
            <text:p>3,039,622,537</text:p>
          </table:table-cell>
          <table:table-cell table:style-name="ce19" table:formula="of:=[.D34]&lt;&gt;[.F33]+1" office:value-type="float" office:value="0" calcext:value-type="float">
            <text:p>0</text:p>
          </table:table-cell>
          <table:table-cell table:style-name="ce26" office:value-type="float" office:value="2850116199" calcext:value-type="float">
            <text:p>2,850,116,199</text:p>
          </table:table-cell>
          <table:table-cell table:style-name="ce20" office:value-type="float" office:value="2974686908" calcext:value-type="float">
            <text:p>2,974,686,908</text:p>
          </table:table-cell>
          <table:table-cell table:style-name="ce1" table:number-columns-repeated="3"/>
          <table:table-cell table:number-columns-repeated="2"/>
          <table:table-cell table:style-name="ce1"/>
          <table:table-cell/>
          <table:table-cell table:style-name="ce45" table:formula="of:=[.H34]-[.$D34]+[.$C34]" office:value-type="float" office:value="2457022734" calcext:value-type="float">
            <text:p>2,457,022,734</text:p>
          </table:table-cell>
          <table:table-cell table:style-name="ce1" table:formula="of:=[.I34]-[.$D34]+[.$C34]" office:value-type="float" office:value="2581593443" calcext:value-type="float">
            <text:p>2,581,593,443</text:p>
          </table:table-cell>
          <table:table-cell table:style-name="ce55" table:number-columns-repeated="5"/>
          <table:table-cell table:style-name="ce57"/>
          <table:table-cell table:style-name="ce37" office:value-type="string" calcext:value-type="string">
            <text:p>&lt;= mapped</text:p>
          </table:table-cell>
          <table:table-cell table:number-columns-repeated="999"/>
        </table:table-row>
        <table:table-row table:style-name="ro1"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9" office:value-type="float" office:value="3151050390" calcext:value-type="float">
            <text:p>3,151,050,390</text:p>
          </table:table-cell>
          <table:table-cell table:style-name="ce2" office:value-type="float" office:value="3039622538" calcext:value-type="float">
            <text:p>3,039,622,538</text:p>
          </table:table-cell>
          <table:table-cell table:style-name="ce14" office:value-type="float" office:value="54531851" calcext:value-type="float">
            <text:p>54,531,851</text:p>
          </table:table-cell>
          <table:table-cell table:style-name="ce1" table:formula="of:=[.D35]+[.E35]-1" office:value-type="float" office:value="3094154388" calcext:value-type="float">
            <text:p>3,094,154,388</text:p>
          </table:table-cell>
          <table:table-cell table:style-name="ce19" table:formula="of:=[.D35]&lt;&gt;[.F34]+1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3"/>
          <table:table-cell table:number-columns-repeated="2"/>
          <table:table-cell table:style-name="ce1"/>
          <table:table-cell/>
          <table:table-cell table:style-name="ce45"/>
          <table:table-cell table:style-name="ce51"/>
          <table:table-cell table:number-columns-repeated="1006"/>
        </table:table-row>
        <table:table-row table:style-name="ro1"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9" office:value-type="float" office:value="3146449020" calcext:value-type="float">
            <text:p>3,146,449,020</text:p>
          </table:table-cell>
          <table:table-cell table:style-name="ce2" office:value-type="float" office:value="3094154389" calcext:value-type="float">
            <text:p>3,094,154,389</text:p>
          </table:table-cell>
          <table:table-cell table:style-name="ce14" office:value-type="float" office:value="4601370" calcext:value-type="float">
            <text:p>4,601,370</text:p>
          </table:table-cell>
          <table:table-cell table:style-name="ce1" table:formula="of:=[.D36]+[.E36]-1" office:value-type="float" office:value="3098755758" calcext:value-type="float">
            <text:p>3,098,755,758</text:p>
          </table:table-cell>
          <table:table-cell table:style-name="ce19" table:formula="of:=[.D36]&lt;&gt;[.F35]+1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3"/>
          <table:table-cell table:number-columns-repeated="2"/>
          <table:table-cell table:style-name="ce1"/>
          <table:table-cell/>
          <table:table-cell table:style-name="ce45"/>
          <table:table-cell table:style-name="ce51"/>
          <table:table-cell table:number-columns-repeated="1006"/>
        </table:table-row>
        <table:table-row table:style-name="ro1"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9" office:value-type="float" office:value="3599437884" calcext:value-type="float">
            <text:p>3,599,437,884</text:p>
          </table:table-cell>
          <table:table-cell table:style-name="ce2" office:value-type="float" office:value="3098755759" calcext:value-type="float">
            <text:p>3,098,755,759</text:p>
          </table:table-cell>
          <table:table-cell table:style-name="ce14" office:value-type="float" office:value="211817367" calcext:value-type="float">
            <text:p>211,817,367</text:p>
          </table:table-cell>
          <table:table-cell table:style-name="ce1" table:formula="of:=[.D37]+[.E37]-1" office:value-type="float" office:value="3310573125" calcext:value-type="float">
            <text:p>3,310,573,125</text:p>
          </table:table-cell>
          <table:table-cell table:style-name="ce19" table:formula="of:=[.D37]&lt;&gt;[.F36]+1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3"/>
          <table:table-cell table:number-columns-repeated="2"/>
          <table:table-cell table:style-name="ce1"/>
          <table:table-cell/>
          <table:table-cell table:style-name="ce45"/>
          <table:table-cell table:style-name="ce51"/>
          <table:table-cell table:number-columns-repeated="1006"/>
        </table:table-row>
        <table:table-row table:style-name="ro1"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9" office:value-type="float" office:value="3302297495" calcext:value-type="float">
            <text:p>3,302,297,495</text:p>
          </table:table-cell>
          <table:table-cell table:style-name="ce2" office:value-type="float" office:value="3310573126" calcext:value-type="float">
            <text:p>3,310,573,126</text:p>
          </table:table-cell>
          <table:table-cell table:style-name="ce14" office:value-type="float" office:value="79244791" calcext:value-type="float">
            <text:p>79,244,791</text:p>
          </table:table-cell>
          <table:table-cell table:style-name="ce1" table:formula="of:=[.D38]+[.E38]-1" office:value-type="float" office:value="3389817916" calcext:value-type="float">
            <text:p>3,389,817,916</text:p>
          </table:table-cell>
          <table:table-cell table:style-name="ce19" table:formula="of:=[.D38]&lt;&gt;[.F37]+1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3"/>
          <table:table-cell table:number-columns-repeated="2"/>
          <table:table-cell table:style-name="ce1"/>
          <table:table-cell/>
          <table:table-cell table:style-name="ce45"/>
          <table:table-cell table:style-name="ce51"/>
          <table:table-cell table:number-columns-repeated="1006"/>
        </table:table-row>
        <table:table-row table:style-name="ro1"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9" office:value-type="float" office:value="3280255848" calcext:value-type="float">
            <text:p>3,280,255,848</text:p>
          </table:table-cell>
          <table:table-cell table:style-name="ce2" office:value-type="float" office:value="3389817917" calcext:value-type="float">
            <text:p>3,389,817,917</text:p>
          </table:table-cell>
          <table:table-cell table:style-name="ce14" office:value-type="float" office:value="22041647" calcext:value-type="float">
            <text:p>22,041,647</text:p>
          </table:table-cell>
          <table:table-cell table:style-name="ce1" table:formula="of:=[.D39]+[.E39]-1" office:value-type="float" office:value="3411859563" calcext:value-type="float">
            <text:p>3,411,859,563</text:p>
          </table:table-cell>
          <table:table-cell table:style-name="ce19" table:formula="of:=[.D39]&lt;&gt;[.F38]+1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3"/>
          <table:table-cell table:number-columns-repeated="2"/>
          <table:table-cell table:style-name="ce1"/>
          <table:table-cell/>
          <table:table-cell table:style-name="ce46"/>
          <table:table-cell table:style-name="ce51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60282" calcext:value-type="float">
            <text:p>460,282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9" office:value-type="float" office:value="3029788837" calcext:value-type="float">
            <text:p>3,029,788,837</text:p>
          </table:table-cell>
          <table:table-cell table:style-name="ce2" office:value-type="float" office:value="3411859564" calcext:value-type="float">
            <text:p>3,411,859,564</text:p>
          </table:table-cell>
          <table:table-cell table:style-name="ce14" office:value-type="float" office:value="81625979" calcext:value-type="float">
            <text:p>81,625,979</text:p>
          </table:table-cell>
          <table:table-cell table:style-name="ce1" table:formula="of:=[.D40]+[.E40]-1" office:value-type="float" office:value="3493485542" calcext:value-type="float">
            <text:p>3,493,485,542</text:p>
          </table:table-cell>
          <table:table-cell table:style-name="ce19" table:formula="of:=[.D40]&lt;&gt;[.F39]+1" office:value-type="float" office:value="0" calcext:value-type="float">
            <text:p>0</text:p>
          </table:table-cell>
          <table:table-cell table:number-columns-repeated="7"/>
          <table:table-cell table:style-name="ce1"/>
          <table:table-cell/>
          <table:table-cell table:style-name="ce46"/>
          <table:table-cell table:style-name="ce51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79179252" calcext:value-type="float">
            <text:p>279,179,252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9" office:value-type="float" office:value="4015961437" calcext:value-type="float">
            <text:p>4,015,961,437</text:p>
          </table:table-cell>
          <table:table-cell table:style-name="ce2" office:value-type="float" office:value="3493485543" calcext:value-type="float">
            <text:p>3,493,485,543</text:p>
          </table:table-cell>
          <table:table-cell table:style-name="ce14" office:value-type="float" office:value="279005859" calcext:value-type="float">
            <text:p>279,005,859</text:p>
          </table:table-cell>
          <table:table-cell table:style-name="ce1" table:formula="of:=[.D41]+[.E41]-1" office:value-type="float" office:value="3772491401" calcext:value-type="float">
            <text:p>3,772,491,401</text:p>
          </table:table-cell>
          <table:table-cell table:style-name="ce19" table:formula="of:=[.D41]&lt;&gt;[.F40]+1" office:value-type="float" office:value="0" calcext:value-type="float">
            <text:p>0</text:p>
          </table:table-cell>
          <table:table-cell table:style-name="ce27" office:value-type="float" office:value="3766866638" calcext:value-type="float">
            <text:p>3,766,866,638</text:p>
          </table:table-cell>
          <table:table-cell table:style-name="ce32" office:value-type="float" office:value="3772491401" calcext:value-type="float">
            <text:p>3,772,491,401</text:p>
          </table:table-cell>
          <table:table-cell table:number-columns-repeated="5"/>
          <table:table-cell table:style-name="ce1"/>
          <table:table-cell/>
          <table:table-cell table:style-name="ce45" table:formula="of:=[.H41]-[.$D41]+[.$C41]" office:value-type="float" office:value="4289342532" calcext:value-type="float">
            <text:p>4,289,342,532</text:p>
          </table:table-cell>
          <table:table-cell table:style-name="ce52" table:formula="of:=[.I41]-[.$D41]+[.$C41]" office:value-type="float" office:value="4294967295" calcext:value-type="float">
            <text:p>4,294,967,295</text:p>
          </table:table-cell>
          <table:table-cell/>
          <table:table-cell table:style-name="ce1" office:value-type="float" office:value="460283" calcext:value-type="float">
            <text:p>460,283</text:p>
          </table:table-cell>
          <table:table-cell table:style-name="ce1" office:value-type="float" office:value="124156389" calcext:value-type="float">
            <text:p>124,156,389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9" office:value-type="float" office:value="3540020132" calcext:value-type="float">
            <text:p>3,540,020,132</text:p>
          </table:table-cell>
          <table:table-cell table:style-name="ce2" office:value-type="float" office:value="3772491402" calcext:value-type="float">
            <text:p>3,772,491,402</text:p>
          </table:table-cell>
          <table:table-cell table:style-name="ce14" office:value-type="float" office:value="44361422" calcext:value-type="float">
            <text:p>44,361,422</text:p>
          </table:table-cell>
          <table:table-cell table:style-name="ce1" table:formula="of:=[.D42]+[.E42]-1" office:value-type="float" office:value="3816852823" calcext:value-type="float">
            <text:p>3,816,852,823</text:p>
          </table:table-cell>
          <table:table-cell table:style-name="ce19" table:formula="of:=[.D42]&lt;&gt;[.F41]+1" office:value-type="float" office:value="0" calcext:value-type="float">
            <text:p>0</text:p>
          </table:table-cell>
          <table:table-cell table:style-name="ce26" office:value-type="float" office:value="3772491402" calcext:value-type="float">
            <text:p>3,772,491,402</text:p>
          </table:table-cell>
          <table:table-cell table:style-name="ce32" office:value-type="float" office:value="3816852823" calcext:value-type="float">
            <text:p>3,816,852,823</text:p>
          </table:table-cell>
          <table:table-cell table:number-columns-repeated="5"/>
          <table:table-cell table:style-name="ce1"/>
          <table:table-cell/>
          <table:table-cell table:style-name="ce45" table:formula="of:=[.H42]-[.$D42]+[.$C42]" office:value-type="float" office:value="3540020132" calcext:value-type="float">
            <text:p>3,540,020,132</text:p>
          </table:table-cell>
          <table:table-cell table:style-name="ce52" table:formula="of:=[.I42]-[.$D42]+[.$C42]" office:value-type="float" office:value="3584381553" calcext:value-type="float">
            <text:p>3,584,381,553</text:p>
          </table:table-cell>
          <table:table-cell/>
          <table:table-cell table:style-name="ce1" office:value-type="float" office:value="138376916" calcext:value-type="float">
            <text:p>138,376,916</text:p>
          </table:table-cell>
          <table:table-cell table:style-name="ce1" office:value-type="float" office:value="169037771" calcext:value-type="float">
            <text:p>169,037,771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9" office:value-type="float" office:value="3949118541" calcext:value-type="float">
            <text:p>3,949,118,541</text:p>
          </table:table-cell>
          <table:table-cell table:style-name="ce2" office:value-type="float" office:value="3816852824" calcext:value-type="float">
            <text:p>3,816,852,824</text:p>
          </table:table-cell>
          <table:table-cell table:style-name="ce14" office:value-type="float" office:value="66842896" calcext:value-type="float">
            <text:p>66,842,896</text:p>
          </table:table-cell>
          <table:table-cell table:style-name="ce1" table:formula="of:=[.D43]+[.E43]-1" office:value-type="float" office:value="3883695719" calcext:value-type="float">
            <text:p>3,883,695,719</text:p>
          </table:table-cell>
          <table:table-cell table:style-name="ce19" table:formula="of:=[.D43]&lt;&gt;[.F42]+1" office:value-type="float" office:value="0" calcext:value-type="float">
            <text:p>0</text:p>
          </table:table-cell>
          <table:table-cell table:style-name="ce26" office:value-type="float" office:value="3816852824" calcext:value-type="float">
            <text:p>3,816,852,824</text:p>
          </table:table-cell>
          <table:table-cell table:style-name="ce27" office:value-type="float" office:value="3881127744" calcext:value-type="float">
            <text:p>3,881,127,744</text:p>
          </table:table-cell>
          <table:table-cell table:number-columns-repeated="5"/>
          <table:table-cell table:style-name="ce1"/>
          <table:table-cell/>
          <table:table-cell table:style-name="ce49" table:formula="of:=[.H43]-[.$D43]+[.$C43]" office:value-type="float" office:value="3949118541" calcext:value-type="float">
            <text:p>3,949,118,541</text:p>
          </table:table-cell>
          <table:table-cell table:style-name="ce53" table:formula="of:=[.I43]-[.$D43]+[.$C43]" office:value-type="float" office:value="4013393461" calcext:value-type="float">
            <text:p>4,013,393,461</text:p>
          </table:table-cell>
          <table:table-cell/>
          <table:table-cell table:style-name="ce1" office:value-type="float" office:value="246837326" calcext:value-type="float">
            <text:p>246,837,326</text:p>
          </table:table-cell>
          <table:table-cell table:style-name="ce1" office:value-type="float" office:value="378478296" calcext:value-type="float">
            <text:p>378,478,296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9" office:value-type="float" office:value="2810085327" calcext:value-type="float">
            <text:p>2,810,085,327</text:p>
          </table:table-cell>
          <table:table-cell table:style-name="ce2" office:value-type="float" office:value="3883695720" calcext:value-type="float">
            <text:p>3,883,695,720</text:p>
          </table:table-cell>
          <table:table-cell table:style-name="ce14" office:value-type="float" office:value="116314513" calcext:value-type="float">
            <text:p>116,314,513</text:p>
          </table:table-cell>
          <table:table-cell table:style-name="ce1" table:formula="of:=[.D44]+[.E44]-1" office:value-type="float" office:value="4000010232" calcext:value-type="float">
            <text:p>4,000,010,232</text:p>
          </table:table-cell>
          <table:table-cell table:style-name="ce19" table:formula="of:=[.D44]&lt;&gt;[.F43]+1" office:value-type="float" office:value="0" calcext:value-type="float">
            <text:p>0</text:p>
          </table:table-cell>
          <table:table-cell table:number-columns-repeated="7"/>
          <table:table-cell table:style-name="ce1"/>
          <table:table-cell table:number-columns-repeated="4"/>
          <table:table-cell table:style-name="ce1" office:value-type="float" office:value="476432861" calcext:value-type="float">
            <text:p>476,432,861</text:p>
          </table:table-cell>
          <table:table-cell table:style-name="ce1" office:value-type="float" office:value="609280126" calcext:value-type="float">
            <text:p>609,280,126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9" office:value-type="float" office:value="3584381554" calcext:value-type="float">
            <text:p>3,584,381,554</text:p>
          </table:table-cell>
          <table:table-cell table:style-name="ce2" office:value-type="float" office:value="4000010233" calcext:value-type="float">
            <text:p>4,000,010,233</text:p>
          </table:table-cell>
          <table:table-cell table:style-name="ce14" office:value-type="float" office:value="15056330" calcext:value-type="float">
            <text:p>15,056,330</text:p>
          </table:table-cell>
          <table:table-cell table:style-name="ce1" table:formula="of:=[.D45]+[.E45]-1" office:value-type="float" office:value="4015066562" calcext:value-type="float">
            <text:p>4,015,066,562</text:p>
          </table:table-cell>
          <table:table-cell table:style-name="ce19" table:formula="of:=[.D45]&lt;&gt;[.F44]+1" office:value-type="float" office:value="0" calcext:value-type="float">
            <text:p>0</text:p>
          </table:table-cell>
          <table:table-cell table:number-columns-repeated="7"/>
          <table:table-cell table:style-name="ce1"/>
          <table:table-cell table:number-columns-repeated="4"/>
          <table:table-cell table:style-name="ce1" office:value-type="float" office:value="609280127" calcext:value-type="float">
            <text:p>609,280,127</text:p>
          </table:table-cell>
          <table:table-cell table:style-name="ce1" office:value-type="float" office:value="612853359" calcext:value-type="float">
            <text:p>612,853,359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9" office:value-type="float" office:value="2424693102" calcext:value-type="float">
            <text:p>2,424,693,102</text:p>
          </table:table-cell>
          <table:table-cell table:style-name="ce2" office:value-type="float" office:value="4015066563" calcext:value-type="float">
            <text:p>4,015,066,563</text:p>
          </table:table-cell>
          <table:table-cell table:style-name="ce14" office:value-type="float" office:value="32329632" calcext:value-type="float">
            <text:p>32,329,632</text:p>
          </table:table-cell>
          <table:table-cell table:style-name="ce1" table:formula="of:=[.D46]+[.E46]-1" office:value-type="float" office:value="4047396194" calcext:value-type="float">
            <text:p>4,047,396,194</text:p>
          </table:table-cell>
          <table:table-cell table:style-name="ce19" table:formula="of:=[.D46]&lt;&gt;[.F45]+1" office:value-type="float" office:value="0" calcext:value-type="float">
            <text:p>0</text:p>
          </table:table-cell>
          <table:table-cell table:number-columns-repeated="7"/>
          <table:table-cell table:style-name="ce1"/>
          <table:table-cell table:number-columns-repeated="4"/>
          <table:table-cell table:style-name="ce1" office:value-type="float" office:value="612853360" calcext:value-type="float">
            <text:p>612,853,360</text:p>
          </table:table-cell>
          <table:table-cell table:style-name="ce1" office:value-type="float" office:value="657286134" calcext:value-type="float">
            <text:p>657,286,134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9" office:value-type="float" office:value="3811255251" calcext:value-type="float">
            <text:p>3,811,255,251</text:p>
          </table:table-cell>
          <table:table-cell table:style-name="ce2" office:value-type="float" office:value="4047396195" calcext:value-type="float">
            <text:p>4,047,396,195</text:p>
          </table:table-cell>
          <table:table-cell table:style-name="ce14" office:value-type="float" office:value="137863290" calcext:value-type="float">
            <text:p>137,863,290</text:p>
          </table:table-cell>
          <table:table-cell table:style-name="ce1" table:formula="of:=[.D47]+[.E47]-1" office:value-type="float" office:value="4185259484" calcext:value-type="float">
            <text:p>4,185,259,484</text:p>
          </table:table-cell>
          <table:table-cell table:style-name="ce19" table:formula="of:=[.D47]&lt;&gt;[.F46]+1" office:value-type="float" office:value="0" calcext:value-type="float">
            <text:p>0</text:p>
          </table:table-cell>
          <table:table-cell table:number-columns-repeated="7"/>
          <table:table-cell table:style-name="ce1"/>
          <table:table-cell table:number-columns-repeated="4"/>
          <table:table-cell table:style-name="ce1" office:value-type="float" office:value="790471742" calcext:value-type="float">
            <text:p>790,471,742</text:p>
          </table:table-cell>
          <table:table-cell table:style-name="ce1" office:value-type="float" office:value="840113386" calcext:value-type="float">
            <text:p>840,113,386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9" office:value-type="float" office:value="3129081851" calcext:value-type="float">
            <text:p>3,129,081,851</text:p>
          </table:table-cell>
          <table:table-cell table:style-name="ce2" office:value-type="float" office:value="4185259485" calcext:value-type="float">
            <text:p>4,185,259,485</text:p>
          </table:table-cell>
          <table:table-cell table:style-name="ce14" office:value-type="float" office:value="17367169" calcext:value-type="float">
            <text:p>17,367,169</text:p>
          </table:table-cell>
          <table:table-cell table:style-name="ce1" table:formula="of:=[.D48]+[.E48]-1" office:value-type="float" office:value="4202626653" calcext:value-type="float">
            <text:p>4,202,626,653</text:p>
          </table:table-cell>
          <table:table-cell table:style-name="ce19" table:formula="of:=[.D48]&lt;&gt;[.F47]+1" office:value-type="float" office:value="0" calcext:value-type="float">
            <text:p>0</text:p>
          </table:table-cell>
          <table:table-cell table:number-columns-repeated="7"/>
          <table:table-cell table:style-name="ce1"/>
          <table:table-cell table:number-columns-repeated="4"/>
          <table:table-cell table:style-name="ce1" office:value-type="float" office:value="943241642" calcext:value-type="float">
            <text:p>943,241,642</text:p>
          </table:table-cell>
          <table:table-cell table:style-name="ce1" office:value-type="float" office:value="1059486393" calcext:value-type="float">
            <text:p>1,059,486,393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9" office:value-type="float" office:value="3111414816" calcext:value-type="float">
            <text:p>3,111,414,816</text:p>
          </table:table-cell>
          <table:table-cell table:style-name="ce2" office:value-type="float" office:value="4202626654" calcext:value-type="float">
            <text:p>4,202,626,654</text:p>
          </table:table-cell>
          <table:table-cell table:style-name="ce14" office:value-type="float" office:value="17667035" calcext:value-type="float">
            <text:p>17,667,035</text:p>
          </table:table-cell>
          <table:table-cell table:style-name="ce1" table:formula="of:=[.D49]+[.E49]-1" office:value-type="float" office:value="4220293688" calcext:value-type="float">
            <text:p>4,220,293,688</text:p>
          </table:table-cell>
          <table:table-cell table:style-name="ce19" table:formula="of:=[.D49]&lt;&gt;[.F48]+1" office:value-type="float" office:value="0" calcext:value-type="float">
            <text:p>0</text:p>
          </table:table-cell>
          <table:table-cell table:number-columns-repeated="7"/>
          <table:table-cell table:style-name="ce1"/>
          <table:table-cell table:number-columns-repeated="4"/>
          <table:table-cell table:style-name="ce1" office:value-type="float" office:value="1059486394" calcext:value-type="float">
            <text:p>1,059,486,394</text:p>
          </table:table-cell>
          <table:table-cell table:style-name="ce1" office:value-type="float" office:value="1086566451" calcext:value-type="float">
            <text:p>1,086,566,451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9" office:value-type="float" office:value="3205582241" calcext:value-type="float">
            <text:p>3,205,582,241</text:p>
          </table:table-cell>
          <table:table-cell table:style-name="ce2" office:value-type="float" office:value="4220293689" calcext:value-type="float">
            <text:p>4,220,293,689</text:p>
          </table:table-cell>
          <table:table-cell table:style-name="ce14" office:value-type="float" office:value="74673607" calcext:value-type="float">
            <text:p>74,673,607</text:p>
          </table:table-cell>
          <table:table-cell table:style-name="ce1" table:formula="of:=[.D50]+[.E50]-1" office:value-type="float" office:value="4294967295" calcext:value-type="float">
            <text:p>4,294,967,295</text:p>
          </table:table-cell>
          <table:table-cell table:style-name="ce19" table:formula="of:=[.D50]&lt;&gt;[.F49]+1" office:value-type="float" office:value="0" calcext:value-type="float">
            <text:p>0</text:p>
          </table:table-cell>
          <table:table-cell table:number-columns-repeated="7"/>
          <table:table-cell table:style-name="ce1"/>
          <table:table-cell table:number-columns-repeated="4"/>
          <table:table-cell table:style-name="ce1" office:value-type="float" office:value="1086566452" calcext:value-type="float">
            <text:p>1,086,566,452</text:p>
          </table:table-cell>
          <table:table-cell table:style-name="ce1" office:value-type="float" office:value="1116107746" calcext:value-type="float">
            <text:p>1,116,107,746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11"/>
          <table:table-cell table:style-name="ce1"/>
          <table:table-cell table:style-name="ce16"/>
          <table:table-cell table:style-name="ce1"/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4"/>
          <table:table-cell table:style-name="ce1" office:value-type="float" office:value="1172237554" calcext:value-type="float">
            <text:p>1,172,237,554</text:p>
          </table:table-cell>
          <table:table-cell table:style-name="ce1" office:value-type="float" office:value="1173097442" calcext:value-type="float">
            <text:p>1,173,097,442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11"/>
          <table:table-cell table:style-name="ce1"/>
          <table:table-cell table:style-name="ce16"/>
          <table:table-cell table:style-name="ce1"/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4"/>
          <table:table-cell table:style-name="ce1" office:value-type="float" office:value="1173097443" calcext:value-type="float">
            <text:p>1,173,097,443</text:p>
          </table:table-cell>
          <table:table-cell table:style-name="ce1" office:value-type="float" office:value="1211564116" calcext:value-type="float">
            <text:p>1,211,564,116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11"/>
          <table:table-cell table:style-name="ce1"/>
          <table:table-cell table:style-name="ce16"/>
          <table:table-cell table:style-name="ce1"/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4"/>
          <table:table-cell table:style-name="ce1" office:value-type="float" office:value="1233103806" calcext:value-type="float">
            <text:p>1,233,103,806</text:p>
          </table:table-cell>
          <table:table-cell table:style-name="ce1" office:value-type="float" office:value="1265974897" calcext:value-type="float">
            <text:p>1,265,974,897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11"/>
          <table:table-cell table:style-name="ce1"/>
          <table:table-cell table:style-name="ce16"/>
          <table:table-cell table:style-name="ce1"/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4"/>
          <table:table-cell table:style-name="ce1" office:value-type="float" office:value="1287564557" calcext:value-type="float">
            <text:p>1,287,564,557</text:p>
          </table:table-cell>
          <table:table-cell table:style-name="ce1" office:value-type="float" office:value="1357621123" calcext:value-type="float">
            <text:p>1,357,621,123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11"/>
          <table:table-cell table:style-name="ce1"/>
          <table:table-cell table:style-name="ce16"/>
          <table:table-cell table:style-name="ce1"/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4"/>
          <table:table-cell table:style-name="ce1" office:value-type="float" office:value="1357621124" calcext:value-type="float">
            <text:p>1,357,621,124</text:p>
          </table:table-cell>
          <table:table-cell table:style-name="ce1" office:value-type="float" office:value="1393363308" calcext:value-type="float">
            <text:p>1,393,363,308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11"/>
          <table:table-cell table:style-name="ce1"/>
          <table:table-cell table:style-name="ce16"/>
          <table:table-cell table:style-name="ce1"/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4"/>
          <table:table-cell table:style-name="ce1" office:value-type="float" office:value="1553049016" calcext:value-type="float">
            <text:p>1,553,049,016</text:p>
          </table:table-cell>
          <table:table-cell table:style-name="ce1" office:value-type="float" office:value="1585337375" calcext:value-type="float">
            <text:p>1,585,337,375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11"/>
          <table:table-cell table:style-name="ce1"/>
          <table:table-cell table:style-name="ce16"/>
          <table:table-cell table:style-name="ce1"/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4"/>
          <table:table-cell table:style-name="ce1" office:value-type="float" office:value="1632469937" calcext:value-type="float">
            <text:p>1,632,469,937</text:p>
          </table:table-cell>
          <table:table-cell table:style-name="ce1" office:value-type="float" office:value="1787834567" calcext:value-type="float">
            <text:p>1,787,834,567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11"/>
          <table:table-cell table:style-name="ce1"/>
          <table:table-cell table:style-name="ce16"/>
          <table:table-cell table:style-name="ce1"/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4"/>
          <table:table-cell table:style-name="ce1" office:value-type="float" office:value="1815925015" calcext:value-type="float">
            <text:p>1,815,925,015</text:p>
          </table:table-cell>
          <table:table-cell table:style-name="ce1" office:value-type="float" office:value="1900555913" calcext:value-type="float">
            <text:p>1,900,555,913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11"/>
          <table:table-cell table:style-name="ce1"/>
          <table:table-cell table:style-name="ce16"/>
          <table:table-cell table:style-name="ce1"/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4"/>
          <table:table-cell table:style-name="ce1" office:value-type="float" office:value="2000660015" calcext:value-type="float">
            <text:p>2,000,660,015</text:p>
          </table:table-cell>
          <table:table-cell table:style-name="ce1" office:value-type="float" office:value="2025282600" calcext:value-type="float">
            <text:p>2,025,282,600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11"/>
          <table:table-cell table:style-name="ce1"/>
          <table:table-cell table:style-name="ce16"/>
          <table:table-cell table:style-name="ce1"/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4"/>
          <table:table-cell table:style-name="ce1" office:value-type="float" office:value="2025282601" calcext:value-type="float">
            <text:p>2,025,282,601</text:p>
          </table:table-cell>
          <table:table-cell table:style-name="ce1" office:value-type="float" office:value="2044594802" calcext:value-type="float">
            <text:p>2,044,594,802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11"/>
          <table:table-cell table:style-name="ce1"/>
          <table:table-cell table:style-name="ce16"/>
          <table:table-cell table:style-name="ce1"/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4"/>
          <table:table-cell table:style-name="ce1" office:value-type="float" office:value="2044594803" calcext:value-type="float">
            <text:p>2,044,594,803</text:p>
          </table:table-cell>
          <table:table-cell table:style-name="ce1" office:value-type="float" office:value="2059837852" calcext:value-type="float">
            <text:p>2,059,837,852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11"/>
          <table:table-cell table:style-name="ce1"/>
          <table:table-cell table:style-name="ce16"/>
          <table:table-cell table:style-name="ce1"/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4"/>
          <table:table-cell table:style-name="ce1" office:value-type="float" office:value="2343571960" calcext:value-type="float">
            <text:p>2,343,571,960</text:p>
          </table:table-cell>
          <table:table-cell table:style-name="ce1" office:value-type="float" office:value="2407155293" calcext:value-type="float">
            <text:p>2,407,155,293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11"/>
          <table:table-cell table:style-name="ce1"/>
          <table:table-cell table:style-name="ce16"/>
          <table:table-cell table:style-name="ce1"/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4"/>
          <table:table-cell table:style-name="ce1" office:value-type="float" office:value="2457022734" calcext:value-type="float">
            <text:p>2,457,022,734</text:p>
          </table:table-cell>
          <table:table-cell table:style-name="ce1" office:value-type="float" office:value="2581593443" calcext:value-type="float">
            <text:p>2,581,593,443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11"/>
          <table:table-cell table:style-name="ce1"/>
          <table:table-cell table:style-name="ce16"/>
          <table:table-cell table:style-name="ce1"/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4"/>
          <table:table-cell table:style-name="ce1" office:value-type="float" office:value="2646529073" calcext:value-type="float">
            <text:p>2,646,529,073</text:p>
          </table:table-cell>
          <table:table-cell table:style-name="ce1" office:value-type="float" office:value="2475763711" calcext:value-type="float">
            <text:p>2,475,763,711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11"/>
          <table:table-cell table:style-name="ce1"/>
          <table:table-cell table:style-name="ce16"/>
          <table:table-cell table:style-name="ce1"/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4"/>
          <table:table-cell table:style-name="ce1" office:value-type="float" office:value="2796989323" calcext:value-type="float">
            <text:p>2,796,989,323</text:p>
          </table:table-cell>
          <table:table-cell table:style-name="ce1" office:value-type="float" office:value="2810085326" calcext:value-type="float">
            <text:p>2,810,085,326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11"/>
          <table:table-cell table:style-name="ce1"/>
          <table:table-cell table:style-name="ce16"/>
          <table:table-cell table:style-name="ce1"/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4"/>
          <table:table-cell table:style-name="ce1" office:value-type="float" office:value="2976842391" calcext:value-type="float">
            <text:p>2,976,842,391</text:p>
          </table:table-cell>
          <table:table-cell table:style-name="ce1" office:value-type="float" office:value="3029788836" calcext:value-type="float">
            <text:p>3,029,788,836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11"/>
          <table:table-cell table:style-name="ce1"/>
          <table:table-cell table:style-name="ce16"/>
          <table:table-cell table:style-name="ce1"/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4"/>
          <table:table-cell table:style-name="ce1" office:value-type="float" office:value="3381542286" calcext:value-type="float">
            <text:p>3,381,542,286</text:p>
          </table:table-cell>
          <table:table-cell table:style-name="ce1" office:value-type="float" office:value="3398847261" calcext:value-type="float">
            <text:p>3,398,847,261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11"/>
          <table:table-cell table:style-name="ce1"/>
          <table:table-cell table:style-name="ce16"/>
          <table:table-cell table:style-name="ce1"/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4"/>
          <table:table-cell table:style-name="ce1" office:value-type="float" office:value="3398847262" calcext:value-type="float">
            <text:p>3,398,847,262</text:p>
          </table:table-cell>
          <table:table-cell table:style-name="ce1" office:value-type="float" office:value="3540020131" calcext:value-type="float">
            <text:p>3,540,020,131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11"/>
          <table:table-cell table:style-name="ce1"/>
          <table:table-cell table:style-name="ce16"/>
          <table:table-cell table:style-name="ce1"/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/>
          <table:table-cell table:style-name="ce1"/>
          <table:table-cell table:number-columns-repeated="1007"/>
        </table:table-row>
        <table:table-row table:style-name="ro1" table:number-rows-repeated="932">
          <table:table-cell table:style-name="ce1" table:number-columns-repeated="2"/>
          <table:table-cell table:style-name="ce11"/>
          <table:table-cell table:style-name="ce1"/>
          <table:table-cell table:style-name="ce16"/>
          <table:table-cell table:style-name="ce1"/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/>
          <table:table-cell table:style-name="ce1"/>
          <table:table-cell table:number-columns-repeated="100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_input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1" table:default-cell-style-name="Default"/>
        <table:table-row table:style-name="ro1">
          <table:table-cell table:style-name="ce1"/>
          <table:table-cell table:style-name="ce4" office:value-type="string" calcext:value-type="string">
            <text:p>index</text:p>
          </table:table-cell>
          <table:table-cell table:style-name="ce8" office:value-type="string" calcext:value-type="string">
            <text:p>dest</text:p>
          </table:table-cell>
          <table:table-cell table:style-name="ce4" office:value-type="string" calcext:value-type="string">
            <text:p>start</text:p>
          </table:table-cell>
          <table:table-cell table:style-name="ce13" office:value-type="string" calcext:value-type="string">
            <text:p>steps</text:p>
          </table:table-cell>
          <table:table-cell table:style-name="ce4" office:value-type="string" calcext:value-type="string">
            <text:p>end</text:p>
          </table:table-cell>
          <table:table-cell table:style-name="ce18" office:value-type="string" calcext:value-type="string">
            <text:p>gap?</text:p>
          </table:table-cell>
          <table:table-cell table:number-columns-repeated="2"/>
          <table:table-cell table:style-name="ce1" table:number-columns-repeated="3"/>
          <table:table-cell table:number-columns-repeated="2"/>
          <table:table-cell table:style-name="ce1"/>
          <table:table-cell/>
          <table:table-cell table:style-name="ce1"/>
          <table:table-cell table:number-columns-repeated="1007"/>
        </table:table-row>
        <table:table-row table:style-name="ro1"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9" office:value-type="float" office:value="50" calcext:value-type="float">
            <text:p>50</text:p>
          </table:table-cell>
          <table:table-cell table:style-name="ce2" office:value-type="float" office:value="98" calcext:value-type="float">
            <text:p>98</text:p>
          </table:table-cell>
          <table:table-cell table:style-name="ce14" office:value-type="float" office:value="2" calcext:value-type="float">
            <text:p>2</text:p>
          </table:table-cell>
          <table:table-cell table:style-name="ce1" table:formula="of:=[.D2]+[.E2]-1" office:value-type="float" office:value="99" calcext:value-type="float">
            <text:p>99</text:p>
          </table:table-cell>
          <table:table-cell table:style-name="ce19" table:formula="of:=[.D2]&lt;&gt;[.F1]+1" office:value-type="string" office:string-value="" calcext:value-type="error">
            <text:p>#VALUE!</text:p>
          </table:table-cell>
          <table:table-cell table:number-columns-repeated="2"/>
          <table:table-cell table:style-name="ce1" table:number-columns-repeated="3"/>
          <table:table-cell table:number-columns-repeated="2"/>
          <table:table-cell table:style-name="ce58" office:value-type="string" calcext:value-type="string">
            <text:p>start</text:p>
          </table:table-cell>
          <table:table-cell table:style-name="ce64" office:value-type="string" calcext:value-type="string">
            <text:p>steps</text:p>
          </table:table-cell>
          <table:table-cell table:style-name="ce67" office:value-type="string" calcext:value-type="string">
            <text:p>end</text:p>
          </table:table-cell>
          <table:table-cell table:style-name="ce71" office:value-type="string" calcext:value-type="string">
            <text:p>gap?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9" office:value-type="float" office:value="52" calcext:value-type="float">
            <text:p>52</text:p>
          </table:table-cell>
          <table:table-cell table:style-name="ce2" office:value-type="float" office:value="50" calcext:value-type="float">
            <text:p>50</text:p>
          </table:table-cell>
          <table:table-cell table:style-name="ce14" office:value-type="float" office:value="48" calcext:value-type="float">
            <text:p>48</text:p>
          </table:table-cell>
          <table:table-cell table:style-name="ce1" table:formula="of:=[.D3]+[.E3]-1" office:value-type="float" office:value="97" calcext:value-type="float">
            <text:p>97</text:p>
          </table:table-cell>
          <table:table-cell table:style-name="ce19" table:formula="of:=[.D3]&lt;&gt;[.F2]+1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3"/>
          <table:table-cell table:number-columns-repeated="2"/>
          <table:table-cell table:style-name="ce59" office:value-type="float" office:value="202517468" calcext:value-type="float">
            <text:p>202,517,468</text:p>
          </table:table-cell>
          <table:table-cell table:style-name="ce65" office:value-type="float" office:value="131640971" calcext:value-type="float">
            <text:p>131,640,971</text:p>
          </table:table-cell>
          <table:table-cell table:style-name="ce20" table:formula="of:=[.O3]+[.P3]-1" office:value-type="float" office:value="334158438" calcext:value-type="float">
            <text:p>334,158,438</text:p>
          </table:table-cell>
          <table:table-cell table:style-name="ce51" table:formula="of:=[.O3]=[.Q2]+1" office:value-type="string" office:string-value="" calcext:value-type="error">
            <text:p>#VALUE!</text:p>
          </table:table-cell>
          <table:table-cell table:style-name="ce1" table:number-columns-repeated="2"/>
          <table:table-cell table:number-columns-repeated="1004"/>
        </table:table-row>
        <table:table-row table:style-name="ro1">
          <table:table-cell table:style-name="ce2" table:number-columns-repeated="2"/>
          <table:table-cell table:style-name="ce9"/>
          <table:table-cell table:style-name="ce2"/>
          <table:table-cell table:style-name="ce14"/>
          <table:table-cell table:style-name="ce1"/>
          <table:table-cell table:number-columns-repeated="3"/>
          <table:table-cell table:style-name="ce1" table:number-columns-repeated="3"/>
          <table:table-cell table:number-columns-repeated="2"/>
          <table:table-cell table:style-name="ce60" office:value-type="float" office:value="460203450" calcext:value-type="float">
            <text:p>460,203,450</text:p>
          </table:table-cell>
          <table:table-cell table:style-name="ce65" office:value-type="float" office:value="84630899" calcext:value-type="float">
            <text:p>84,630,899</text:p>
          </table:table-cell>
          <table:table-cell table:style-name="ce68" table:formula="of:=[.O4]+[.P4]-1" office:value-type="float" office:value="544834348" calcext:value-type="float">
            <text:p>544,834,348</text:p>
          </table:table-cell>
          <table:table-cell table:style-name="ce51" table:formula="of:=[.O4]=[.Q3]+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004"/>
        </table:table-row>
        <table:table-row table:style-name="ro1">
          <table:table-cell table:style-name="ce2" table:number-columns-repeated="2"/>
          <table:table-cell table:style-name="ce9"/>
          <table:table-cell table:style-name="ce2"/>
          <table:table-cell table:style-name="ce14"/>
          <table:table-cell table:style-name="ce1"/>
          <table:table-cell/>
          <table:table-cell table:style-name="ce20" office:value-type="float" office:value="202517468" calcext:value-type="float">
            <text:p>202,517,468</text:p>
          </table:table-cell>
          <table:table-cell table:style-name="ce20" office:value-type="float" office:value="334158438" calcext:value-type="float">
            <text:p>334,158,438</text:p>
          </table:table-cell>
          <table:table-cell table:style-name="ce1" table:number-columns-repeated="3"/>
          <table:table-cell table:number-columns-repeated="2"/>
          <table:table-cell table:style-name="ce48" office:value-type="float" office:value="856311572" calcext:value-type="float">
            <text:p>856,311,572</text:p>
          </table:table-cell>
          <table:table-cell table:style-name="ce65" office:value-type="float" office:value="542740109" calcext:value-type="float">
            <text:p>542,740,109</text:p>
          </table:table-cell>
          <table:table-cell table:style-name="ce27" table:formula="of:=[.O5]+[.P5]-1" office:value-type="float" office:value="1399051680" calcext:value-type="float">
            <text:p>1,399,051,680</text:p>
          </table:table-cell>
          <table:table-cell table:style-name="ce51" table:formula="of:=[.O5]=[.Q4]+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004"/>
        </table:table-row>
        <table:table-row table:style-name="ro1">
          <table:table-cell table:style-name="ce2" table:number-columns-repeated="2"/>
          <table:table-cell table:style-name="ce9"/>
          <table:table-cell table:style-name="ce2"/>
          <table:table-cell table:style-name="ce14"/>
          <table:table-cell table:style-name="ce1"/>
          <table:table-cell/>
          <table:table-cell table:style-name="ce21" office:value-type="float" office:value="460203450" calcext:value-type="float">
            <text:p>460,203,450</text:p>
          </table:table-cell>
          <table:table-cell table:style-name="ce21" office:value-type="float" office:value="544834348" calcext:value-type="float">
            <text:p>544,834,348</text:p>
          </table:table-cell>
          <table:table-cell table:style-name="ce1" table:number-columns-repeated="3"/>
          <table:table-cell table:number-columns-repeated="2"/>
          <table:table-cell table:style-name="ce59" office:value-type="float" office:value="1435322022" calcext:value-type="float">
            <text:p>1,435,322,022</text:p>
          </table:table-cell>
          <table:table-cell table:style-name="ce65" office:value-type="float" office:value="100369067" calcext:value-type="float">
            <text:p>100,369,067</text:p>
          </table:table-cell>
          <table:table-cell table:style-name="ce20" table:formula="of:=[.O6]+[.P6]-1" office:value-type="float" office:value="1535691088" calcext:value-type="float">
            <text:p>1,535,691,088</text:p>
          </table:table-cell>
          <table:table-cell table:style-name="ce51" table:formula="of:=[.O6]=[.Q5]+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004"/>
        </table:table-row>
        <table:table-row table:style-name="ro1">
          <table:table-cell table:style-name="ce1" table:number-columns-repeated="3"/>
          <table:table-cell table:style-name="ce2"/>
          <table:table-cell table:style-name="ce14"/>
          <table:table-cell table:style-name="ce1"/>
          <table:table-cell table:number-columns-repeated="3"/>
          <table:table-cell table:style-name="ce1" table:number-columns-repeated="3"/>
          <table:table-cell table:number-columns-repeated="2"/>
          <table:table-cell table:style-name="ce61" office:value-type="float" office:value="1553776977" calcext:value-type="float">
            <text:p>1,553,776,977</text:p>
          </table:table-cell>
          <table:table-cell table:style-name="ce65" office:value-type="float" office:value="241828580" calcext:value-type="float">
            <text:p>241,828,580</text:p>
          </table:table-cell>
          <table:table-cell table:style-name="ce33" table:formula="of:=[.O7]+[.P7]-1" office:value-type="float" office:value="1795605556" calcext:value-type="float">
            <text:p>1,795,605,556</text:p>
          </table:table-cell>
          <table:table-cell table:style-name="ce51" table:formula="of:=[.O7]=[.Q6]+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004"/>
        </table:table-row>
        <table:table-row table:style-name="ro1">
          <table:table-cell table:style-name="ce1" table:number-columns-repeated="3"/>
          <table:table-cell table:style-name="ce2"/>
          <table:table-cell table:style-name="ce14"/>
          <table:table-cell table:style-name="ce1"/>
          <table:table-cell table:number-columns-repeated="3"/>
          <table:table-cell table:style-name="ce1" table:number-columns-repeated="3"/>
          <table:table-cell table:number-columns-repeated="2"/>
          <table:table-cell table:style-name="ce62" office:value-type="float" office:value="1809826083" calcext:value-type="float">
            <text:p>1,809,826,083</text:p>
          </table:table-cell>
          <table:table-cell table:style-name="ce65" office:value-type="float" office:value="153144153" calcext:value-type="float">
            <text:p>153,144,153</text:p>
          </table:table-cell>
          <table:table-cell table:style-name="ce69" table:formula="of:=[.O8]+[.P8]-1" office:value-type="float" office:value="1962970235" calcext:value-type="float">
            <text:p>1,962,970,235</text:p>
          </table:table-cell>
          <table:table-cell table:style-name="ce51" table:formula="of:=[.O8]=[.Q7]+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004"/>
        </table:table-row>
        <table:table-row table:style-name="ro1">
          <table:table-cell table:style-name="ce1" table:number-columns-repeated="3"/>
          <table:table-cell table:style-name="ce2"/>
          <table:table-cell table:style-name="ce14"/>
          <table:table-cell table:style-name="ce1"/>
          <table:table-cell/>
          <table:table-cell table:style-name="ce22" office:value-type="float" office:value="856311572" calcext:value-type="float">
            <text:p>856,311,572</text:p>
          </table:table-cell>
          <table:table-cell table:style-name="ce28" office:value-type="float" office:value="1011676202" calcext:value-type="float">
            <text:p>1,011,676,202</text:p>
          </table:table-cell>
          <table:table-cell table:style-name="ce1" table:number-columns-repeated="3"/>
          <table:table-cell table:number-columns-repeated="2"/>
          <table:table-cell table:style-name="ce48" office:value-type="float" office:value="2019100043" calcext:value-type="float">
            <text:p>2,019,100,043</text:p>
          </table:table-cell>
          <table:table-cell table:style-name="ce65" office:value-type="float" office:value="153706556" calcext:value-type="float">
            <text:p>153,706,556</text:p>
          </table:table-cell>
          <table:table-cell table:style-name="ce27" table:formula="of:=[.O9]+[.P9]-1" office:value-type="float" office:value="2172806598" calcext:value-type="float">
            <text:p>2,172,806,598</text:p>
          </table:table-cell>
          <table:table-cell table:style-name="ce51" table:formula="of:=[.O9]=[.Q8]+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004"/>
        </table:table-row>
        <table:table-row table:style-name="ro1">
          <table:table-cell table:style-name="ce1" table:number-columns-repeated="3"/>
          <table:table-cell table:style-name="ce2"/>
          <table:table-cell table:style-name="ce14"/>
          <table:table-cell table:style-name="ce1"/>
          <table:table-cell/>
          <table:table-cell table:style-name="ce23" office:value-type="float" office:value="1011676203" calcext:value-type="float">
            <text:p>1,011,676,203</text:p>
          </table:table-cell>
          <table:table-cell table:style-name="ce29" office:value-type="float" office:value="1026919252" calcext:value-type="float">
            <text:p>1,026,919,252</text:p>
          </table:table-cell>
          <table:table-cell table:style-name="ce2" office:value-type="string" calcext:value-type="string">
            <text:p>&lt;= expand</text:p>
          </table:table-cell>
          <table:table-cell table:style-name="ce1" table:number-columns-repeated="2"/>
          <table:table-cell table:number-columns-repeated="2"/>
          <table:table-cell table:style-name="ce60" office:value-type="float" office:value="2494032210" calcext:value-type="float">
            <text:p>2,494,032,210</text:p>
          </table:table-cell>
          <table:table-cell table:style-name="ce65" office:value-type="float" office:value="235157184" calcext:value-type="float">
            <text:p>235,157,184</text:p>
          </table:table-cell>
          <table:table-cell table:style-name="ce68" table:formula="of:=[.O10]+[.P10]-1" office:value-type="float" office:value="2729189393" calcext:value-type="float">
            <text:p>2,729,189,393</text:p>
          </table:table-cell>
          <table:table-cell table:style-name="ce51" table:formula="of:=[.O10]=[.Q9]+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004"/>
        </table:table-row>
        <table:table-row table:style-name="ro1">
          <table:table-cell table:style-name="ce1" table:number-columns-repeated="3"/>
          <table:table-cell table:style-name="ce2"/>
          <table:table-cell table:style-name="ce14"/>
          <table:table-cell table:style-name="ce1"/>
          <table:table-cell/>
          <table:table-cell table:style-name="ce23" office:value-type="float" office:value="1026919253" calcext:value-type="float">
            <text:p>1,026,919,253</text:p>
          </table:table-cell>
          <table:table-cell table:style-name="ce29" office:value-type="float" office:value="1059790344" calcext:value-type="float">
            <text:p>1,059,790,344</text:p>
          </table:table-cell>
          <table:table-cell table:style-name="ce1" table:number-columns-repeated="3"/>
          <table:table-cell table:number-columns-repeated="2"/>
          <table:table-cell table:style-name="ce59" office:value-type="float" office:value="2797169753" calcext:value-type="float">
            <text:p>2,797,169,753</text:p>
          </table:table-cell>
          <table:table-cell table:style-name="ce65" office:value-type="float" office:value="177517156" calcext:value-type="float">
            <text:p>177,517,156</text:p>
          </table:table-cell>
          <table:table-cell table:style-name="ce20" table:formula="of:=[.O11]+[.P11]-1" office:value-type="float" office:value="2974686908" calcext:value-type="float">
            <text:p>2,974,686,908</text:p>
          </table:table-cell>
          <table:table-cell table:style-name="ce51" table:formula="of:=[.O11]=[.Q10]+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004"/>
        </table:table-row>
        <table:table-row table:style-name="ro1">
          <table:table-cell table:style-name="ce1" table:number-columns-repeated="3"/>
          <table:table-cell table:style-name="ce2"/>
          <table:table-cell table:style-name="ce14"/>
          <table:table-cell table:style-name="ce1"/>
          <table:table-cell/>
          <table:table-cell table:style-name="ce23" office:value-type="float" office:value="1059790345" calcext:value-type="float">
            <text:p>1,059,790,345</text:p>
          </table:table-cell>
          <table:table-cell table:style-name="ce29" office:value-type="float" office:value="1176035096" calcext:value-type="float">
            <text:p>1,176,035,096</text:p>
          </table:table-cell>
          <table:table-cell table:style-name="ce1" table:number-columns-repeated="3"/>
          <table:table-cell table:number-columns-repeated="2"/>
          <table:table-cell table:style-name="ce63" office:value-type="float" office:value="3766866638" calcext:value-type="float">
            <text:p>3,766,866,638</text:p>
          </table:table-cell>
          <table:table-cell table:style-name="ce66" office:value-type="float" office:value="114261107" calcext:value-type="float">
            <text:p>114,261,107</text:p>
          </table:table-cell>
          <table:table-cell table:style-name="ce70" table:formula="of:=[.O12]+[.P12]-1" office:value-type="float" office:value="3881127744" calcext:value-type="float">
            <text:p>3,881,127,744</text:p>
          </table:table-cell>
          <table:table-cell table:style-name="ce57" table:formula="of:=[.O12]=[.Q11]+1" office:value-type="float" office:value="0" calcext:value-type="float">
            <text:p>0</text:p>
          </table:table-cell>
          <table:table-cell table:style-name="ce2" office:value-type="string" calcext:value-type="string">
            <text:p>&lt;= seeds</text:p>
          </table:table-cell>
          <table:table-cell table:style-name="ce1"/>
          <table:table-cell table:number-columns-repeated="1004"/>
        </table:table-row>
        <table:table-row table:style-name="ro1">
          <table:table-cell table:style-name="ce1" table:number-columns-repeated="3"/>
          <table:table-cell table:style-name="ce2"/>
          <table:table-cell table:style-name="ce14"/>
          <table:table-cell table:style-name="ce1"/>
          <table:table-cell/>
          <table:table-cell table:style-name="ce23" office:value-type="float" office:value="1176035097" calcext:value-type="float">
            <text:p>1,176,035,097</text:p>
          </table:table-cell>
          <table:table-cell table:style-name="ce29" office:value-type="float" office:value="1203115154" calcext:value-type="float">
            <text:p>1,203,115,154</text:p>
          </table:table-cell>
          <table:table-cell table:style-name="ce1" table:number-columns-repeated="3"/>
          <table:table-cell table:number-columns-repeated="2"/>
          <table:table-cell table:style-name="ce1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/>
          <table:table-cell table:style-name="ce14"/>
          <table:table-cell table:style-name="ce1"/>
          <table:table-cell/>
          <table:table-cell table:style-name="ce23" office:value-type="float" office:value="1203115155" calcext:value-type="float">
            <text:p>1,203,115,155</text:p>
          </table:table-cell>
          <table:table-cell table:style-name="ce29" office:value-type="float" office:value="1227737740" calcext:value-type="float">
            <text:p>1,227,737,740</text:p>
          </table:table-cell>
          <table:table-cell table:style-name="ce1" table:number-columns-repeated="3"/>
          <table:table-cell table:number-columns-repeated="2"/>
          <table:table-cell table:style-name="ce1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/>
          <table:table-cell table:style-name="ce14"/>
          <table:table-cell table:style-name="ce1"/>
          <table:table-cell/>
          <table:table-cell table:style-name="ce23" office:value-type="float" office:value="1227737741" calcext:value-type="float">
            <text:p>1,227,737,741</text:p>
          </table:table-cell>
          <table:table-cell table:style-name="ce29" office:value-type="float" office:value="1360585006" calcext:value-type="float">
            <text:p>1,360,585,006</text:p>
          </table:table-cell>
          <table:table-cell table:style-name="ce1" table:number-columns-repeated="3"/>
          <table:table-cell table:number-columns-repeated="2"/>
          <table:table-cell table:style-name="ce1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/>
          <table:table-cell table:style-name="ce14"/>
          <table:table-cell table:style-name="ce1"/>
          <table:table-cell/>
          <table:table-cell table:style-name="ce24" office:value-type="float" office:value="1360585007" calcext:value-type="float">
            <text:p>1,360,585,007</text:p>
          </table:table-cell>
          <table:table-cell table:style-name="ce30" office:value-type="float" office:value="1399051680" calcext:value-type="float">
            <text:p>1,399,051,680</text:p>
          </table:table-cell>
          <table:table-cell table:style-name="ce1" table:number-columns-repeated="3"/>
          <table:table-cell table:number-columns-repeated="2"/>
          <table:table-cell table:style-name="ce1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/>
          <table:table-cell table:style-name="ce14"/>
          <table:table-cell table:style-name="ce1"/>
          <table:table-cell/>
          <table:table-cell table:style-name="ce20" office:value-type="float" office:value="1435322022" calcext:value-type="float">
            <text:p>1,435,322,022</text:p>
          </table:table-cell>
          <table:table-cell table:style-name="ce20" office:value-type="float" office:value="1535691088" calcext:value-type="float">
            <text:p>1,535,691,088</text:p>
          </table:table-cell>
          <table:table-cell table:style-name="ce1"/>
          <table:table-cell table:style-name="ce33" office:value-type="float" office:value="1553776977" calcext:value-type="float">
            <text:p>1,553,776,977</text:p>
          </table:table-cell>
          <table:table-cell table:style-name="ce32" office:value-type="float" office:value="1603418621" calcext:value-type="float">
            <text:p>1,603,418,621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/>
          <table:table-cell table:style-name="ce2"/>
          <table:table-cell table:style-name="ce14"/>
          <table:table-cell table:style-name="ce1"/>
          <table:table-cell table:number-columns-repeated="3"/>
          <table:table-cell table:style-name="ce1"/>
          <table:table-cell table:style-name="ce26" office:value-type="float" office:value="1603418622" calcext:value-type="float">
            <text:p>1,603,418,622</text:p>
          </table:table-cell>
          <table:table-cell table:style-name="ce32" office:value-type="float" office:value="1603878904" calcext:value-type="float">
            <text:p>1,603,878,904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/>
          <table:table-cell table:style-name="ce2"/>
          <table:table-cell table:style-name="ce14"/>
          <table:table-cell table:style-name="ce1"/>
          <table:table-cell table:number-columns-repeated="3"/>
          <table:table-cell table:style-name="ce1"/>
          <table:table-cell table:style-name="ce26" office:value-type="float" office:value="1603878905" calcext:value-type="float">
            <text:p>1,603,878,905</text:p>
          </table:table-cell>
          <table:table-cell table:style-name="ce32" office:value-type="float" office:value="1636167264" calcext:value-type="float">
            <text:p>1,636,167,264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/>
          <table:table-cell table:style-name="ce2"/>
          <table:table-cell table:style-name="ce14"/>
          <table:table-cell table:style-name="ce1"/>
          <table:table-cell table:number-columns-repeated="3"/>
          <table:table-cell table:style-name="ce1"/>
          <table:table-cell table:style-name="ce26" office:value-type="float" office:value="1636167265" calcext:value-type="float">
            <text:p>1,636,167,265</text:p>
          </table:table-cell>
          <table:table-cell table:style-name="ce32" office:value-type="float" office:value="1671909449" calcext:value-type="float">
            <text:p>1,671,909,449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/>
          <table:table-cell table:style-name="ce2"/>
          <table:table-cell table:style-name="ce14"/>
          <table:table-cell table:style-name="ce1"/>
          <table:table-cell/>
          <table:table-cell table:style-name="ce1" table:number-columns-repeated="3"/>
          <table:table-cell table:style-name="ce34" office:value-type="float" office:value="1671909450" calcext:value-type="float">
            <text:p>1,671,909,450</text:p>
          </table:table-cell>
          <table:table-cell table:style-name="ce36" office:value-type="float" office:value="1795605556" calcext:value-type="float">
            <text:p>1,795,605,556</text:p>
          </table:table-cell>
          <table:table-cell/>
          <table:table-cell table:style-name="ce38" office:value-type="float" office:value="1809826083" calcext:value-type="float">
            <text:p>1,809,826,083</text:p>
          </table:table-cell>
          <table:table-cell table:style-name="ce41" office:value-type="float" office:value="1840486938" calcext:value-type="float">
            <text:p>1,840,486,938</text:p>
          </table:table-cell>
          <table:table-cell/>
          <table:table-cell table:style-name="ce1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/>
          <table:table-cell table:style-name="ce2"/>
          <table:table-cell table:style-name="ce14"/>
          <table:table-cell table:style-name="ce1"/>
          <table:table-cell/>
          <table:table-cell table:style-name="ce1" table:number-columns-repeated="5"/>
          <table:table-cell/>
          <table:table-cell table:style-name="ce39" office:value-type="float" office:value="1840486939" calcext:value-type="float">
            <text:p>1,840,486,939</text:p>
          </table:table-cell>
          <table:table-cell table:style-name="ce42" office:value-type="float" office:value="1844060171" calcext:value-type="float">
            <text:p>1,844,060,171</text:p>
          </table:table-cell>
          <table:table-cell/>
          <table:table-cell table:style-name="ce1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/>
          <table:table-cell table:style-name="ce2"/>
          <table:table-cell table:style-name="ce14"/>
          <table:table-cell table:style-name="ce1"/>
          <table:table-cell/>
          <table:table-cell table:style-name="ce1" table:number-columns-repeated="3"/>
          <table:table-cell/>
          <table:table-cell table:style-name="ce1"/>
          <table:table-cell/>
          <table:table-cell table:style-name="ce39" office:value-type="float" office:value="1844060172" calcext:value-type="float">
            <text:p>1,844,060,172</text:p>
          </table:table-cell>
          <table:table-cell table:style-name="ce42" office:value-type="float" office:value="1863372373" calcext:value-type="float">
            <text:p>1,863,372,373</text:p>
          </table:table-cell>
          <table:table-cell/>
          <table:table-cell table:style-name="ce1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/>
          <table:table-cell table:style-name="ce2"/>
          <table:table-cell table:style-name="ce14"/>
          <table:table-cell table:style-name="ce1"/>
          <table:table-cell/>
          <table:table-cell table:style-name="ce1" table:number-columns-repeated="3"/>
          <table:table-cell table:style-name="ce2" office:value-type="string" calcext:value-type="string">
            <text:p>^ ^ ^ ^ ^ ^ ^ ^ ^ ^ ^ ^ ^ ^ ^ ^ ^ ^</text:p>
          </table:table-cell>
          <table:table-cell table:style-name="ce1"/>
          <table:table-cell/>
          <table:table-cell table:style-name="ce39" office:value-type="float" office:value="1863372374" calcext:value-type="float">
            <text:p>1,863,372,374</text:p>
          </table:table-cell>
          <table:table-cell table:style-name="ce42" office:value-type="float" office:value="1933428940" calcext:value-type="float">
            <text:p>1,933,428,940</text:p>
          </table:table-cell>
          <table:table-cell table:style-name="ce1"/>
          <table:table-cell table:style-name="ce2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2" table:number-columns-repeated="2"/>
          <table:table-cell table:style-name="ce9"/>
          <table:table-cell table:style-name="ce2"/>
          <table:table-cell table:style-name="ce14"/>
          <table:table-cell table:style-name="ce1"/>
          <table:table-cell/>
          <table:table-cell table:style-name="ce25" office:value-type="float" office:value="2019100043" calcext:value-type="float">
            <text:p>2,019,100,043</text:p>
          </table:table-cell>
          <table:table-cell table:style-name="ce31" office:value-type="float" office:value="2019959931" calcext:value-type="float">
            <text:p>2,019,959,931</text:p>
          </table:table-cell>
          <table:table-cell table:style-name="ce3" office:value-type="string" calcext:value-type="string">
            <text:p>&lt;=</text:p>
          </table:table-cell>
          <table:table-cell table:style-name="ce35" office:value-type="string" calcext:value-type="string" table:number-columns-spanned="2" table:number-rows-spanned="1">
            <text:p>duplication going on in these 3</text:p>
          </table:table-cell>
          <table:covered-table-cell/>
          <table:table-cell table:style-name="ce37" office:value-type="string" calcext:value-type="string">
            <text:p>=&gt;</text:p>
          </table:table-cell>
          <table:table-cell table:style-name="ce40" office:value-type="float" office:value="1933428941" calcext:value-type="float">
            <text:p>1,933,428,941</text:p>
          </table:table-cell>
          <table:table-cell table:style-name="ce43" office:value-type="float" office:value="1962970235" calcext:value-type="float">
            <text:p>1,962,970,235</text:p>
          </table:table-cell>
          <table:table-cell table:style-name="ce1"/>
          <table:table-cell table:style-name="ce2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2" table:number-columns-repeated="2"/>
          <table:table-cell table:style-name="ce9"/>
          <table:table-cell table:style-name="ce2"/>
          <table:table-cell table:style-name="ce14"/>
          <table:table-cell table:style-name="ce1"/>
          <table:table-cell/>
          <table:table-cell table:style-name="ce26" office:value-type="float" office:value="2019959932" calcext:value-type="float">
            <text:p>2,019,959,932</text:p>
          </table:table-cell>
          <table:table-cell table:style-name="ce32" office:value-type="float" office:value="2064392706" calcext:value-type="float">
            <text:p>2,064,392,706</text:p>
          </table:table-cell>
          <table:table-cell table:style-name="ce1" table:number-columns-repeated="3"/>
          <table:table-cell table:number-columns-repeated="2"/>
          <table:table-cell table:style-name="ce1" table:number-columns-repeated="2"/>
          <table:table-cell table:style-name="ce2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2" table:number-columns-repeated="2"/>
          <table:table-cell table:style-name="ce72"/>
          <table:table-cell table:style-name="ce12"/>
          <table:table-cell table:style-name="ce15"/>
          <table:table-cell table:style-name="ce12"/>
          <table:table-cell table:style-name="ce73"/>
          <table:table-cell table:style-name="ce74" office:value-type="float" office:value="2064392707" calcext:value-type="float">
            <text:p>2,064,392,707</text:p>
          </table:table-cell>
          <table:table-cell table:style-name="ce75" office:value-type="float" office:value="2343571959" calcext:value-type="float">
            <text:p>2,343,571,959</text:p>
          </table:table-cell>
          <table:table-cell table:style-name="ce2" office:value-type="string" calcext:value-type="string">
            <text:p>&lt;= gap filled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style-name="ce2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2" table:number-columns-repeated="2"/>
          <table:table-cell table:style-name="ce9"/>
          <table:table-cell table:style-name="ce2"/>
          <table:table-cell table:style-name="ce14"/>
          <table:table-cell table:style-name="ce1"/>
          <table:table-cell/>
          <table:table-cell table:style-name="ce26" office:value-type="float" office:value="2343571960" calcext:value-type="float">
            <text:p>2,343,571,960</text:p>
          </table:table-cell>
          <table:table-cell table:style-name="ce27" office:value-type="float" office:value="2172806598" calcext:value-type="float">
            <text:p>2,172,806,598</text:p>
          </table:table-cell>
          <table:table-cell table:style-name="ce1" table:number-columns-repeated="3"/>
          <table:table-cell table:number-columns-repeated="2"/>
          <table:table-cell table:style-name="ce1" table:number-columns-repeated="2"/>
          <table:table-cell table:style-name="ce2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2" table:number-columns-repeated="2"/>
          <table:table-cell table:style-name="ce9"/>
          <table:table-cell table:style-name="ce2"/>
          <table:table-cell table:style-name="ce14"/>
          <table:table-cell table:style-name="ce1"/>
          <table:table-cell/>
          <table:table-cell table:style-name="ce21" office:value-type="float" office:value="2494032210" calcext:value-type="float">
            <text:p>2,494,032,210</text:p>
          </table:table-cell>
          <table:table-cell table:style-name="ce32" office:value-type="float" office:value="2507128213" calcext:value-type="float">
            <text:p>2,507,128,213</text:p>
          </table:table-cell>
          <table:table-cell table:style-name="ce1" table:number-columns-repeated="3"/>
          <table:table-cell table:number-columns-repeated="2"/>
          <table:table-cell table:style-name="ce1" table:number-columns-repeated="2"/>
          <table:table-cell table:style-name="ce2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2" table:number-columns-repeated="2"/>
          <table:table-cell table:style-name="ce9"/>
          <table:table-cell table:style-name="ce2"/>
          <table:table-cell table:style-name="ce14"/>
          <table:table-cell table:style-name="ce1"/>
          <table:table-cell/>
          <table:table-cell table:style-name="ce26" office:value-type="float" office:value="2507128214" calcext:value-type="float">
            <text:p>2,507,128,214</text:p>
          </table:table-cell>
          <table:table-cell table:style-name="ce32" office:value-type="float" office:value="2648301083" calcext:value-type="float">
            <text:p>2,648,301,083</text:p>
          </table:table-cell>
          <table:table-cell table:style-name="ce1" table:number-columns-repeated="3"/>
          <table:table-cell table:number-columns-repeated="2"/>
          <table:table-cell table:style-name="ce1" table:number-columns-repeated="2"/>
          <table:table-cell table:style-name="ce2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2" table:number-columns-repeated="2"/>
          <table:table-cell table:style-name="ce9"/>
          <table:table-cell table:style-name="ce2"/>
          <table:table-cell table:style-name="ce14"/>
          <table:table-cell table:style-name="ce1"/>
          <table:table-cell/>
          <table:table-cell table:style-name="ce26" office:value-type="float" office:value="2648301084" calcext:value-type="float">
            <text:p>2,648,301,084</text:p>
          </table:table-cell>
          <table:table-cell table:style-name="ce32" office:value-type="float" office:value="2665606059" calcext:value-type="float">
            <text:p>2,665,606,059</text:p>
          </table:table-cell>
          <table:table-cell table:style-name="ce1" table:number-columns-repeated="3"/>
          <table:table-cell table:number-columns-repeated="2"/>
          <table:table-cell table:style-name="ce1"/>
          <table:table-cell/>
          <table:table-cell table:style-name="ce1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/>
          <table:table-cell table:style-name="ce2"/>
          <table:table-cell table:style-name="ce14"/>
          <table:table-cell table:style-name="ce1"/>
          <table:table-cell/>
          <table:table-cell table:style-name="ce26" office:value-type="float" office:value="2665606060" calcext:value-type="float">
            <text:p>2,665,606,060</text:p>
          </table:table-cell>
          <table:table-cell table:style-name="ce21" office:value-type="float" office:value="2729189393" calcext:value-type="float">
            <text:p>2,729,189,393</text:p>
          </table:table-cell>
          <table:table-cell table:style-name="ce1" table:number-columns-repeated="3"/>
          <table:table-cell table:number-columns-repeated="2"/>
          <table:table-cell table:style-name="ce1"/>
          <table:table-cell/>
          <table:table-cell table:style-name="ce1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/>
          <table:table-cell table:style-name="ce2"/>
          <table:table-cell table:style-name="ce14"/>
          <table:table-cell table:style-name="ce1"/>
          <table:table-cell/>
          <table:table-cell table:style-name="ce20" office:value-type="float" office:value="2797169753" calcext:value-type="float">
            <text:p>2,797,169,753</text:p>
          </table:table-cell>
          <table:table-cell table:style-name="ce32" office:value-type="float" office:value="2850116198" calcext:value-type="float">
            <text:p>2,850,116,198</text:p>
          </table:table-cell>
          <table:table-cell table:style-name="ce1" table:number-columns-repeated="3"/>
          <table:table-cell table:number-columns-repeated="2"/>
          <table:table-cell table:style-name="ce1"/>
          <table:table-cell/>
          <table:table-cell table:style-name="ce1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/>
          <table:table-cell table:style-name="ce2"/>
          <table:table-cell table:style-name="ce14"/>
          <table:table-cell table:style-name="ce1"/>
          <table:table-cell/>
          <table:table-cell table:style-name="ce26" office:value-type="float" office:value="2850116199" calcext:value-type="float">
            <text:p>2,850,116,199</text:p>
          </table:table-cell>
          <table:table-cell table:style-name="ce20" office:value-type="float" office:value="2974686908" calcext:value-type="float">
            <text:p>2,974,686,908</text:p>
          </table:table-cell>
          <table:table-cell table:style-name="ce1" table:number-columns-repeated="3"/>
          <table:table-cell table:number-columns-repeated="2"/>
          <table:table-cell table:style-name="ce1"/>
          <table:table-cell/>
          <table:table-cell table:style-name="ce1"/>
          <table:table-cell table:number-columns-repeated="1007"/>
        </table:table-row>
        <table:table-row table:style-name="ro1" table:number-rows-repeated="5">
          <table:table-cell table:style-name="ce2" table:number-columns-repeated="2"/>
          <table:table-cell table:style-name="ce9"/>
          <table:table-cell table:style-name="ce2"/>
          <table:table-cell table:style-name="ce14"/>
          <table:table-cell table:style-name="ce1"/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/>
          <table:table-cell table:style-name="ce1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/>
          <table:table-cell table:style-name="ce2"/>
          <table:table-cell table:style-name="ce14"/>
          <table:table-cell table:style-name="ce1"/>
          <table:table-cell table:number-columns-repeated="8"/>
          <table:table-cell table:style-name="ce1"/>
          <table:table-cell/>
          <table:table-cell table:style-name="ce1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/>
          <table:table-cell table:style-name="ce2"/>
          <table:table-cell table:style-name="ce14"/>
          <table:table-cell table:style-name="ce1"/>
          <table:table-cell/>
          <table:table-cell table:style-name="ce27" office:value-type="float" office:value="3766866638" calcext:value-type="float">
            <text:p>3,766,866,638</text:p>
          </table:table-cell>
          <table:table-cell table:style-name="ce32" office:value-type="float" office:value="3772491401" calcext:value-type="float">
            <text:p>3,772,491,401</text:p>
          </table:table-cell>
          <table:table-cell table:number-columns-repeated="5"/>
          <table:table-cell table:style-name="ce1"/>
          <table:table-cell/>
          <table:table-cell table:style-name="ce1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/>
          <table:table-cell table:style-name="ce2"/>
          <table:table-cell table:style-name="ce14"/>
          <table:table-cell table:style-name="ce1"/>
          <table:table-cell/>
          <table:table-cell table:style-name="ce26" office:value-type="float" office:value="3772491402" calcext:value-type="float">
            <text:p>3,772,491,402</text:p>
          </table:table-cell>
          <table:table-cell table:style-name="ce32" office:value-type="float" office:value="3816852823" calcext:value-type="float">
            <text:p>3,816,852,823</text:p>
          </table:table-cell>
          <table:table-cell table:number-columns-repeated="5"/>
          <table:table-cell table:style-name="ce1"/>
          <table:table-cell/>
          <table:table-cell table:style-name="ce1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/>
          <table:table-cell table:style-name="ce2"/>
          <table:table-cell table:style-name="ce14"/>
          <table:table-cell table:style-name="ce1"/>
          <table:table-cell/>
          <table:table-cell table:style-name="ce26" office:value-type="float" office:value="3816852824" calcext:value-type="float">
            <text:p>3,816,852,824</text:p>
          </table:table-cell>
          <table:table-cell table:style-name="ce27" office:value-type="float" office:value="3881127744" calcext:value-type="float">
            <text:p>3,881,127,744</text:p>
          </table:table-cell>
          <table:table-cell table:number-columns-repeated="5"/>
          <table:table-cell table:style-name="ce1"/>
          <table:table-cell/>
          <table:table-cell table:style-name="ce1"/>
          <table:table-cell table:number-columns-repeated="1007"/>
        </table:table-row>
        <table:table-row table:style-name="ro1" table:number-rows-repeated="7">
          <table:table-cell table:style-name="ce2" table:number-columns-repeated="2"/>
          <table:table-cell table:style-name="ce9"/>
          <table:table-cell table:style-name="ce2"/>
          <table:table-cell table:style-name="ce14"/>
          <table:table-cell table:style-name="ce1"/>
          <table:table-cell table:number-columns-repeated="8"/>
          <table:table-cell table:style-name="ce1"/>
          <table:table-cell/>
          <table:table-cell table:style-name="ce1"/>
          <table:table-cell table:number-columns-repeated="1007"/>
        </table:table-row>
        <table:table-row table:style-name="ro1" table:number-rows-repeated="951">
          <table:table-cell table:style-name="ce1" table:number-columns-repeated="2"/>
          <table:table-cell table:style-name="ce11"/>
          <table:table-cell table:style-name="ce1"/>
          <table:table-cell table:style-name="ce16"/>
          <table:table-cell table:style-name="ce1"/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/>
          <table:table-cell table:style-name="ce1"/>
          <table:table-cell table:number-columns-repeated="100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5f_input" style:display-name="PageStyle_test_inp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684" meta:object-count="0"/>
    <meta:generator>LibreOfficeDev/6.0.5.2$Linux_X86_64 LibreOffice_project/</meta:generator>
  </office:meta>
</office:document-meta>
</file>